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11cm"/>
    </style:style>
    <style:style style:name="co2" style:family="table-column">
      <style:table-column-properties fo:break-before="auto" style:column-width="7.646cm"/>
    </style:style>
    <style:style style:name="co3" style:family="table-column">
      <style:table-column-properties fo:break-before="auto" style:column-width="7.458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7.68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37cm"/>
    </style:style>
    <style:style style:name="co8" style:family="table-column">
      <style:table-column-properties fo:break-before="auto" style:column-width="9.91cm"/>
    </style:style>
    <style:style style:name="co9" style:family="table-column">
      <style:table-column-properties fo:break-before="auto" style:column-width="7.835cm"/>
    </style:style>
    <style:style style:name="co10" style:family="table-column">
      <style:table-column-properties fo:break-before="auto" style:column-width="2.702cm"/>
    </style:style>
    <style:style style:name="co11" style:family="table-column">
      <style:table-column-properties fo:break-before="auto" style:column-width="10.455cm"/>
    </style:style>
    <style:style style:name="co12" style:family="table-column">
      <style:table-column-properties fo:break-before="auto" style:column-width="8.149cm"/>
    </style:style>
    <style:style style:name="co13" style:family="table-column">
      <style:table-column-properties fo:break-before="auto" style:column-width="7.08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7.542cm"/>
    </style:style>
    <style:style style:name="co16" style:family="table-column">
      <style:table-column-properties fo:break-before="auto" style:column-width="3.351cm"/>
    </style:style>
    <style:style style:name="co17" style:family="table-column">
      <style:table-column-properties fo:break-before="auto" style:column-width="7.668cm"/>
    </style:style>
    <style:style style:name="co18" style:family="table-column">
      <style:table-column-properties fo:break-before="auto" style:column-width="8.652cm"/>
    </style:style>
    <style:style style:name="co19" style:family="table-column">
      <style:table-column-properties fo:break-before="auto" style:column-width="6.976cm"/>
    </style:style>
    <style:style style:name="co20" style:family="table-column">
      <style:table-column-properties fo:break-before="auto" style:column-width="2.953cm"/>
    </style:style>
    <style:style style:name="co21" style:family="table-column">
      <style:table-column-properties fo:break-before="auto" style:column-width="7.354cm"/>
    </style:style>
    <style:style style:name="co22" style:family="table-column">
      <style:table-column-properties fo:break-before="auto" style:column-width="3.918cm"/>
    </style:style>
    <style:style style:name="co23" style:family="table-column">
      <style:table-column-properties fo:break-before="auto" style:column-width="7.856cm"/>
    </style:style>
    <style:style style:name="co24" style:family="table-column">
      <style:table-column-properties fo:break-before="auto" style:column-width="7.878cm"/>
    </style:style>
    <style:style style:name="co25" style:family="table-column">
      <style:table-column-properties fo:break-before="auto" style:column-width="6.369cm"/>
    </style:style>
    <style:style style:name="co26" style:family="table-column">
      <style:table-column-properties fo:break-before="auto" style:column-width="2.764cm"/>
    </style:style>
    <style:style style:name="co27" style:family="table-column">
      <style:table-column-properties fo:break-before="auto" style:column-width="7.207cm"/>
    </style:style>
    <style:style style:name="co28" style:family="table-column">
      <style:table-column-properties fo:break-before="auto" style:column-width="3.729cm"/>
    </style:style>
    <style:style style:name="co29" style:family="table-column">
      <style:table-column-properties fo:break-before="auto" style:column-width="6.41cm"/>
    </style:style>
    <style:style style:name="co30" style:family="table-column">
      <style:table-column-properties fo:break-before="auto" style:column-width="9.303cm"/>
    </style:style>
    <style:style style:name="co31" style:family="table-column">
      <style:table-column-properties fo:break-before="auto" style:column-width="5.426cm"/>
    </style:style>
    <style:style style:name="co32" style:family="table-column">
      <style:table-column-properties fo:break-before="auto" style:column-width="2.912cm"/>
    </style:style>
    <style:style style:name="co33" style:family="table-column">
      <style:table-column-properties fo:break-before="auto" style:column-width="7.29cm"/>
    </style:style>
    <style:style style:name="co34" style:family="table-column">
      <style:table-column-properties fo:break-before="auto" style:column-width="3.708cm"/>
    </style:style>
    <style:style style:name="co35" style:family="table-column">
      <style:table-column-properties fo:break-before="auto" style:column-width="6.83cm"/>
    </style:style>
    <style:style style:name="co36" style:family="table-column">
      <style:table-column-properties fo:break-before="auto" style:column-width="8.276cm"/>
    </style:style>
    <style:style style:name="co37" style:family="table-column">
      <style:table-column-properties fo:break-before="auto" style:column-width="2.639cm"/>
    </style:style>
    <style:style style:name="co38" style:family="table-column">
      <style:table-column-properties fo:break-before="auto" style:column-width="7.604cm"/>
    </style:style>
    <style:style style:name="co39" style:family="table-column">
      <style:table-column-properties fo:break-before="auto" style:column-width="3.101cm"/>
    </style:style>
    <style:style style:name="co40" style:family="table-column">
      <style:table-column-properties fo:break-before="auto" style:column-width="9.511cm"/>
    </style:style>
    <style:style style:name="co41" style:family="table-column">
      <style:table-column-properties fo:break-before="auto" style:column-width="6.893cm"/>
    </style:style>
    <style:style style:name="co42" style:family="table-column">
      <style:table-column-properties fo:break-before="auto" style:column-width="8.631cm"/>
    </style:style>
    <style:style style:name="co43" style:family="table-column">
      <style:table-column-properties fo:break-before="auto" style:column-width="2.66cm"/>
    </style:style>
    <style:style style:name="co44" style:family="table-column">
      <style:table-column-properties fo:break-before="auto" style:column-width="3.498cm"/>
    </style:style>
    <style:style style:name="co45" style:family="table-column">
      <style:table-column-properties fo:break-before="auto" style:column-width="7.5cm"/>
    </style:style>
    <style:style style:name="co46" style:family="table-column">
      <style:table-column-properties fo:break-before="auto" style:column-width="7.144cm"/>
    </style:style>
    <style:style style:name="co47" style:family="table-column">
      <style:table-column-properties fo:break-before="auto" style:column-width="6.221cm"/>
    </style:style>
    <style:style style:name="co48" style:family="table-column">
      <style:table-column-properties fo:break-before="auto" style:column-width="2.849cm"/>
    </style:style>
    <style:style style:name="co49" style:family="table-column">
      <style:table-column-properties fo:break-before="auto" style:column-width="7.396cm"/>
    </style:style>
    <style:style style:name="co50" style:family="table-column">
      <style:table-column-properties fo:break-before="auto" style:column-width="3.226cm"/>
    </style:style>
    <style:style style:name="co51" style:family="table-column">
      <style:table-column-properties fo:break-before="auto" style:column-width="8.38cm"/>
    </style:style>
    <style:style style:name="co52" style:family="table-column">
      <style:table-column-properties fo:break-before="auto" style:column-width="6.705cm"/>
    </style:style>
    <style:style style:name="co53" style:family="table-column">
      <style:table-column-properties fo:break-before="auto" style:column-width="3.54cm"/>
    </style:style>
    <style:style style:name="co54" style:family="table-column">
      <style:table-column-properties fo:break-before="auto" style:column-width="8.758cm"/>
    </style:style>
    <style:style style:name="co55" style:family="table-column">
      <style:table-column-properties fo:break-before="auto" style:column-width="7.417cm"/>
    </style:style>
    <style:style style:name="co56" style:family="table-column">
      <style:table-column-properties fo:break-before="auto" style:column-width="3.288cm"/>
    </style:style>
    <style:style style:name="co57" style:family="table-column">
      <style:table-column-properties fo:break-before="auto" style:column-width="10.894cm"/>
    </style:style>
    <style:style style:name="co58" style:family="table-column">
      <style:table-column-properties fo:break-before="auto" style:column-width="9.155cm"/>
    </style:style>
    <style:style style:name="co59" style:family="table-column">
      <style:table-column-properties fo:break-before="auto" style:column-width="5.761cm"/>
    </style:style>
    <style:style style:name="co60" style:family="table-column">
      <style:table-column-properties fo:break-before="auto" style:column-width="3.939cm"/>
    </style:style>
    <style:style style:name="co61" style:family="table-column">
      <style:table-column-properties fo:break-before="auto" style:column-width="8.213cm"/>
    </style:style>
    <style:style style:name="co62" style:family="table-column">
      <style:table-column-properties fo:break-before="auto" style:column-width="7.899cm"/>
    </style:style>
    <style:style style:name="co63" style:family="table-column">
      <style:table-column-properties fo:break-before="auto" style:column-width="3.016cm"/>
    </style:style>
    <style:style style:name="co64" style:family="table-column">
      <style:table-column-properties fo:break-before="auto" style:column-width="7.564cm"/>
    </style:style>
    <style:style style:name="co65" style:family="table-column">
      <style:table-column-properties fo:break-before="auto" style:column-width="4.4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1.61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pd1">
      <style:table-cell-properties fo:wrap-option="wrap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Grupo 2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buscar n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 r/dl (búsqueda de personas)</text:p>
          </table:table-cell>
          <table:table-cell office:value-type="string" calcext:value-type="string">
            <text:p>`apps/personas/controller/personas_que.php`\n`tabla=p_numerarios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 de paso (búsqueda de personas)</text:p>
          </table:table-cell>
          <table:table-cell office:value-type="string" calcext:value-type="string">
            <text:p>`apps/personas/controller/personas_que.php`\n`tabla=p_de_paso&amp;na=n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ualizar datos desde BDU (Sincronizar con los datos de Listas)</text:p>
          </table:table-cell>
          <table:table-cell office:value-type="string" calcext:value-type="string">
            <text:p>`apps/dbextern/controller/sincro_index.php`\n`tipo=n`</text:p>
          </table:table-cell>
          <table:table-cell office:value-type="string" calcext:value-type="string">
            <text:p>[[dbextern/mapa_sincro_index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rt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mportar crt (seleccionar actividad)</text:p>
          </table:table-cell>
          <table:table-cell office:value-type="string" calcext:value-type="string">
            <text:p>`apps/actividades/controller/actividad_que.php`\n`sasistentes=n&amp;sactividad=crt&amp;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uscar crt (Listado de Actividades)</text:p>
          </table:table-cell>
          <table:table-cell office:value-type="string" calcext:value-type="string">
            <text:p>`apps/actividades/controller/actividad_select.php`\n`sasistentes=n&amp;sactividad=crt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 varios crt (seleccionar actividad)</text:p>
          </table:table-cell>
          <table:table-cell office:value-type="string" calcext:value-type="string">
            <text:p>`apps/actividades/controller/actividad_que.php`\n`sasistentes=n&amp;sactividad=crt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 por ctr (Buscar por centro)</text:p>
          </table:table-cell>
          <table:table-cell office:value-type="string" calcext:value-type="string">
            <text:p>`apps/asistentes/controller/que_ctr_lista.php`\n`lista=list_activ&amp;n_agd=n&amp;sasistentes=n&amp;sactividad=crt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endientes (actividades pendientes)</text:p>
          </table:table-cell>
          <table:table-cell office:value-type="string" calcext:value-type="string">
            <text:p>`apps/asistentes/controller/activ_pendientes_select.php`\n`sactividad=crt&amp;tipo_personas=n`</text:p>
          </table:table-cell>
          <table:table-cell office:value-type="string" calcext:value-type="string">
            <text:p>[[asistentes/mapa_activ_pendiente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n&amp;sactividad=crt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alance de plazas (Balance de Plazas)</text:p>
          </table:table-cell>
          <table:table-cell office:value-type="string" calcext:value-type="string">
            <text:p>`apps/actividadplazas/controller/plazas_balance_que.php`\n`sasistentes=n&amp;sactividad=crt`</text:p>
          </table:table-cell>
          <table:table-cell office:value-type="string" calcext:value-type="string">
            <text:p>[[actividadplazas/mapa_plazas_balance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corporar 1ª petición (Incorporar peticiones de plazas)</text:p>
          </table:table-cell>
          <table:table-cell office:value-type="string" calcext:value-type="string">
            <text:p>`apps/actividadplazas/controller/incorporar_peticion.php`\n`sasistentes=n&amp;sactividad=crt`</text:p>
          </table:table-cell>
          <table:table-cell office:value-type="string" calcext:value-type="string">
            <text:p>[[actividadplazas/mapa_incorporar_peticion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sasistentes=n&amp;sactividad=crt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mportar ca (seleccionar actividad)</text:p>
          </table:table-cell>
          <table:table-cell office:value-type="string" calcext:value-type="string">
            <text:p>`apps/actividades/controller/actividad_que.php`\n`sasistentes=n&amp;sactividad=ca&amp;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buscar ca (Listado de Actividades)</text:p>
          </table:table-cell>
          <table:table-cell office:value-type="string" calcext:value-type="string">
            <text:p>`apps/actividades/controller/actividad_select.php`\n`extendido=1&amp;sasistentes=n&amp;sactividad=ca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varios ca (seleccionar actividad)</text:p>
          </table:table-cell>
          <table:table-cell office:value-type="string" calcext:value-type="string">
            <text:p>`apps/actividades/controller/actividad_que.php`\n`sasistentes=n&amp;sactividad=ca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a por ctr (Buscar por centro)</text:p>
          </table:table-cell>
          <table:table-cell office:value-type="string" calcext:value-type="string">
            <text:p>`apps/asistentes/controller/que_ctr_lista.php`\n`lista=list_activ&amp;n_agd=n&amp;sasistentes=n&amp;sactividad=ca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endientes (actividades pendientes)</text:p>
          </table:table-cell>
          <table:table-cell office:value-type="string" calcext:value-type="string">
            <text:p>`apps/asistentes/controller/activ_pendientes_select.php`\n`sactividad=ca&amp;tipo_personas=n`</text:p>
          </table:table-cell>
          <table:table-cell office:value-type="string" calcext:value-type="string">
            <text:p>[[asistentes/mapa_activ_pendiente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n&amp;sactividad=ca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alance de plazas (Balance de Plazas)</text:p>
          </table:table-cell>
          <table:table-cell office:value-type="string" calcext:value-type="string">
            <text:p>`apps/actividadplazas/controller/plazas_balance_que.php`\n`sasistentes=n&amp;sactividad=ca`</text:p>
          </table:table-cell>
          <table:table-cell office:value-type="string" calcext:value-type="string">
            <text:p>[[actividadplazas/mapa_plazas_balance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corporar 1ª petición (Incorporar peticiones de plazas)</text:p>
          </table:table-cell>
          <table:table-cell office:value-type="string" calcext:value-type="string">
            <text:p>`apps/actividadplazas/controller/incorporar_peticion.php`\n`sasistentes=n&amp;sactividad=ca`</text:p>
          </table:table-cell>
          <table:table-cell office:value-type="string" calcext:value-type="string">
            <text:p>[[actividadplazas/mapa_incorporar_peticion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sasistentes=n&amp;sactividad=ca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ve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uscar cve (Listado de Actividades)</text:p>
          </table:table-cell>
          <table:table-cell office:value-type="string" calcext:value-type="string">
            <text:p>`apps/actividades/controller/actividad_select.php`\n`sasistentes=n&amp;sactividad=cve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mportar cve (seleccionar actividad)</text:p>
          </table:table-cell>
          <table:table-cell office:value-type="string" calcext:value-type="string">
            <text:p>`apps/actividades/controller/actividad_que.php`\n`sasistentes=n&amp;sactividad=cve&amp;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varias cve (seleccionar actividad)</text:p>
          </table:table-cell>
          <table:table-cell office:value-type="string" calcext:value-type="string">
            <text:p>`apps/actividades/controller/actividad_que.php`\n`sasistentes=n&amp;sactividad=cve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a por ctr (Buscar por centro)</text:p>
          </table:table-cell>
          <table:table-cell office:value-type="string" calcext:value-type="string">
            <text:p>`apps/asistentes/controller/que_ctr_lista.php`\n`lista=list_activ&amp;n_agd=n&amp;sasistentes=n&amp;sactividad=cve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n&amp;sactividad=cve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sasistentes=n&amp;sactividad=cve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lanning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ersona r/dl vsm (Planning persona)</text:p>
          </table:table-cell>
          <table:table-cell office:value-type="string" calcext:value-type="string">
            <text:p>`apps/planning/controller/planning_persona_que.php`\n`obj_pau=PersonaDl`</text:p>
          </table:table-cell>
          <table:table-cell office:value-type="string" calcext:value-type="string">
            <text:p>[[planning/mapa_planning_person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entro (planning ctr)</text:p>
          </table:table-cell>
          <table:table-cell office:value-type="string" calcext:value-type="string">
            <text:p>`apps/planning/controller/planning_ctr_que.php`</text:p>
          </table:table-cell>
          <table:table-cell office:value-type="string" calcext:value-type="string">
            <text:p>[[planning/mapa_planning_ct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upo 3" table:style-name="ta1">
        <table:table-column table:style-name="co8" table:default-cell-style-name="Default"/>
        <table:table-column table:style-name="co3" table:default-cell-style-name="ce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buscar n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ualizar datos desde BDU (Sincronizar con los datos de Listas)</text:p>
          </table:table-cell>
          <table:table-cell office:value-type="string" calcext:value-type="string">
            <text:p>`apps/dbextern/controller/sincro_index.php`\n`tipo=a`</text:p>
          </table:table-cell>
          <table:table-cell office:value-type="string" calcext:value-type="string">
            <text:p>[[dbextern/mapa_sincro_index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rt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importar crt (seleccionar actividad)</text:p>
          </table:table-cell>
          <table:table-cell office:value-type="string" calcext:value-type="string">
            <text:p>`apps/actividades/controller/actividad_que.php`\n`sasistentes=agd&amp;sactividad=crt&amp;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uscar crt (Listado de Actividades)</text:p>
          </table:table-cell>
          <table:table-cell office:value-type="string" calcext:value-type="string">
            <text:p>`apps/actividades/controller/actividad_select.php`\n`sasistentes=agd&amp;sactividad=crt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a por ctr (Buscar por centro)</text:p>
          </table:table-cell>
          <table:table-cell office:value-type="string" calcext:value-type="string">
            <text:p>`apps/asistentes/controller/que_ctr_lista.php`\n`lista=list_activ&amp;n_agd=a&amp;sasistentes=agd&amp;sactividad=crt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list varios crt (seleccionar actividad)</text:p>
          </table:table-cell>
          <table:table-cell office:value-type="string" calcext:value-type="string">
            <text:p>`apps/actividades/controller/actividad_que.php`\n`sasistentes=agd&amp;sactividad=crt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agd&amp;sactividad=crt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alance de plazas (Balance de Plazas)</text:p>
          </table:table-cell>
          <table:table-cell office:value-type="string" calcext:value-type="string">
            <text:p>`apps/actividadplazas/controller/plazas_balance_que.php`\n`sasistentes=agd&amp;sactividad=crt`</text:p>
          </table:table-cell>
          <table:table-cell office:value-type="string" calcext:value-type="string">
            <text:p>[[actividadplazas/mapa_plazas_balance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corporar 1ª petición (Incorporar peticiones de plazas)</text:p>
          </table:table-cell>
          <table:table-cell office:value-type="string" calcext:value-type="string">
            <text:p>`apps/actividadplazas/controller/incorporar_peticion.php`\n`sasistentes=agd&amp;sactividad=crt`</text:p>
          </table:table-cell>
          <table:table-cell office:value-type="string" calcext:value-type="string">
            <text:p>[[actividadplazas/mapa_incorporar_peticion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id_tipo_activ=131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v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importar cv (seleccionar actividad)</text:p>
          </table:table-cell>
          <table:table-cell office:value-type="string" calcext:value-type="string">
            <text:p>`apps/actividades/controller/actividad_que.php`\n`sasistentes=agd&amp;sactividad=cv&amp;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uscar cv (Listado de Actividades)</text:p>
          </table:table-cell>
          <table:table-cell office:value-type="string" calcext:value-type="string">
            <text:p>`apps/actividades/controller/actividad_select.php`\n`sasistentes=agd&amp;sactividad=cv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list varias cv (seleccionar actividad)</text:p>
          </table:table-cell>
          <table:table-cell office:value-type="string" calcext:value-type="string">
            <text:p>`apps/actividades/controller/actividad_que.php`\n`sasistentes=agd&amp;sactividad=cv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 por centros (Buscar por centro)</text:p>
          </table:table-cell>
          <table:table-cell office:value-type="string" calcext:value-type="string">
            <text:p>`apps/asistentes/controller/que_ctr_lista.php`\n`lista=list_activ&amp;n_agd=a&amp;sasistentes=agd&amp;sactividad=cv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endientes (actividades pendientes)</text:p>
          </table:table-cell>
          <table:table-cell office:value-type="string" calcext:value-type="string">
            <text:p>`apps/asistentes/controller/activ_pendientes_select.php`\n`sactividad=ca&amp;tipo_personas=agd`</text:p>
          </table:table-cell>
          <table:table-cell office:value-type="string" calcext:value-type="string">
            <text:p>[[asistentes/mapa_activ_pendiente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agd&amp;sactividad=cv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alance de plazas (Balance de Plazas)</text:p>
          </table:table-cell>
          <table:table-cell office:value-type="string" calcext:value-type="string">
            <text:p>`apps/actividadplazas/controller/plazas_balance_que.php`\n`sasistentes=agd&amp;sactividad=cv`</text:p>
          </table:table-cell>
          <table:table-cell office:value-type="string" calcext:value-type="string">
            <text:p>[[actividadplazas/mapa_plazas_balance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corporar 1ª petición (Incorporar peticiones de plazas)</text:p>
          </table:table-cell>
          <table:table-cell office:value-type="string" calcext:value-type="string">
            <text:p>`apps/actividadplazas/controller/incorporar_peticion.php`\n`sasistentes=agd&amp;sactividad=cv`</text:p>
          </table:table-cell>
          <table:table-cell office:value-type="string" calcext:value-type="string">
            <text:p>[[actividadplazas/mapa_incorporar_peticion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sasistentes=agd&amp;sactividad=ca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ve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uscar cve agd (Listado de Actividades)</text:p>
          </table:table-cell>
          <table:table-cell office:value-type="string" calcext:value-type="string">
            <text:p>`apps/actividades/controller/actividad_select.php`\n`sasistentes=agd&amp;sactividad=cve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importar cve (seleccionar actividad)</text:p>
          </table:table-cell>
          <table:table-cell office:value-type="string" calcext:value-type="string">
            <text:p>`apps/actividades/controller/actividad_que.php`\n`sasistentes=agd&amp;sactividad=cve&amp;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agd&amp;sactividad=cve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sasistentes=agd&amp;sactividad=cve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lanning <text:s/>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ersona r/dl (Planning persona)</text:p>
          </table:table-cell>
          <table:table-cell office:value-type="string" calcext:value-type="string">
            <text:p>`apps/planning/controller/planning_persona_que.php`\n`obj_pau=PersonaDl`</text:p>
          </table:table-cell>
          <table:table-cell office:value-type="string" calcext:value-type="string">
            <text:p>[[planning/mapa_planning_person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r centro (planning ctr)</text:p>
          </table:table-cell>
          <table:table-cell office:value-type="string" calcext:value-type="string">
            <text:p>`apps/planning/controller/planning_ctr_que.php`</text:p>
          </table:table-cell>
          <table:table-cell office:value-type="string" calcext:value-type="string">
            <text:p>[[planning/mapa_planning_ct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upo 4" table:style-name="ta1">
        <table:table-column table:style-name="co11" table:default-cell-style-name="Default"/>
        <table:table-column table:style-name="co12" table:default-cell-style-name="ce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direcciones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uscar (buscar ubis)</text:p>
          </table:table-cell>
          <table:table-cell office:value-type="string" calcext:value-type="string">
            <text:p>`apps/ubis/controller/ubis_buscar.php`\n`simple=1`</text:p>
          </table:table-cell>
          <table:table-cell office:value-type="string" calcext:value-type="string">
            <text:p>[[ubis/mapa_ubis_busca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dos (listas de ubis)</text:p>
          </table:table-cell>
          <table:table-cell office:value-type="string" calcext:value-type="string">
            <text:p>`apps/ubis/controller/list_ctr.php`</text:p>
          </table:table-cell>
          <table:table-cell office:value-type="string" calcext:value-type="string">
            <text:p>[[ubis/mapa_list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dificar centros (Centros seleccionar)</text:p>
          </table:table-cell>
          <table:table-cell office:value-type="string" calcext:value-type="string">
            <text:p>`apps/ubis/controller/centros_que.php`</text:p>
          </table:table-cell>
          <table:table-cell office:value-type="string" calcext:value-type="string">
            <text:p>[[ubis/mapa_centro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rtas presentacion (Raiz cartas presentacion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modificar (Cartas Presentacion)</text:p>
          </table:table-cell>
          <table:table-cell office:value-type="string" calcext:value-type="string">
            <text:p>`apps/cartaspresentacion/controller/cartas_presentacion_que.php`</text:p>
          </table:table-cell>
          <table:table-cell office:value-type="string" calcext:value-type="string">
            <text:p>[[cartaspresentacion/mapa_cartas_presentacion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todo (Listado cartas presentación)</text:p>
          </table:table-cell>
          <table:table-cell office:value-type="string" calcext:value-type="string">
            <text:p>`apps/cartaspresentacion/controller/cartas_presentacion_lista.php`\n`que=lista_todo`</text:p>
          </table:table-cell>
          <table:table-cell office:value-type="string" calcext:value-type="string">
            <text:p>[[cartaspresentacion/mapa_cartas_presentacion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dl (Listado cartas presentación)</text:p>
          </table:table-cell>
          <table:table-cell office:value-type="string" calcext:value-type="string">
            <text:p>`apps/cartaspresentacion/controller/cartas_presentacion_lista.php`\n`que=lista_dl`</text:p>
          </table:table-cell>
          <table:table-cell office:value-type="string" calcext:value-type="string">
            <text:p>[[cartaspresentacion/mapa_cartas_presentacion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(Buscar Cartas presentacion)</text:p>
          </table:table-cell>
          <table:table-cell office:value-type="string" calcext:value-type="string">
            <text:p>`apps/cartaspresentacion/controller/cartas_presentacion_buscar.php`</text:p>
          </table:table-cell>
          <table:table-cell office:value-type="string" calcext:value-type="string">
            <text:p>[[cartaspresentacion/mapa_cartas_presentacion_busca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lanning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persona dl (Planning persona)</text:p>
          </table:table-cell>
          <table:table-cell office:value-type="string" calcext:value-type="string">
            <text:p>`apps/planning/controller/planning_persona_que.php`\n`obj_pau=PersonaDl`</text:p>
          </table:table-cell>
          <table:table-cell office:value-type="string" calcext:value-type="string">
            <text:p>[[planning/mapa_planning_person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num de paso (Planning persona)</text:p>
          </table:table-cell>
          <table:table-cell office:value-type="string" calcext:value-type="string">
            <text:p>`apps/planning/controller/planning_persona_que.php`\n`obj_pau=PersonaEx&amp;na=n`</text:p>
          </table:table-cell>
          <table:table-cell office:value-type="string" calcext:value-type="string">
            <text:p>[[planning/mapa_planning_person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agd de paso (Planning persona)</text:p>
          </table:table-cell>
          <table:table-cell office:value-type="string" calcext:value-type="string">
            <text:p>`apps/planning/controller/planning_persona_que.php`\n`obj_pau=PersonaEx&amp;na=a`</text:p>
          </table:table-cell>
          <table:table-cell office:value-type="string" calcext:value-type="string">
            <text:p>[[planning/mapa_planning_person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tr (planning ctr)</text:p>
          </table:table-cell>
          <table:table-cell office:value-type="string" calcext:value-type="string">
            <text:p>`apps/planning/controller/planning_ctr_que.php`</text:p>
          </table:table-cell>
          <table:table-cell office:value-type="string" calcext:value-type="string">
            <text:p>[[planning/mapa_planning_ct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ventario (Raiz documentos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olecciones (modificar los datos de una tabla con Repository)</text:p>
          </table:table-cell>
          <table:table-cell office:value-type="string" calcext:value-type="string">
            <text:p>`frontend/shared/controller/tablaDB_lista_ver.php`\n`clase_info=src\inventario\domain\InfoColeccion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ocumentos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ipos de documentos (modificar los datos de una tabla con Repository)</text:p>
          </table:table-cell>
          <table:table-cell office:value-type="string" calcext:value-type="string">
            <text:p>`frontend/shared/controller/tablaDB_lista_ver.php`\n`clase_info=src\inventario\domain\InfoTipoDoc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por centros (modificar los datos de una tabla con Repository)</text:p>
          </table:table-cell>
          <table:table-cell office:value-type="string" calcext:value-type="string">
            <text:p>`frontend/shared/controller/tablaDB_lista_ver.php`\n`clase_info=src\inventario\domain\InfoDocsxCtr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por sigla (modificar los datos de una tabla con Repository)</text:p>
          </table:table-cell>
          <table:table-cell office:value-type="string" calcext:value-type="string">
            <text:p>`frontend/shared/controller/tablaDB_lista_ver.php`\n`clase_info=src\inventario\domain\InfoDocsxSigla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asignar documento (asignar documentos)</text:p>
          </table:table-cell>
          <table:table-cell office:value-type="string" calcext:value-type="string">
            <text:p>`frontend/inventario/controller/docs_asignar_que.php`</text:p>
          </table:table-cell>
          <table:table-cell office:value-type="string" calcext:value-type="string">
            <text:p>[[inventario/mapa_docs_asigna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entros (modificar los datos de una tabla con Repository)</text:p>
          </table:table-cell>
          <table:table-cell office:value-type="string" calcext:value-type="string">
            <text:p>`frontend/shared/controller/tablaDB_lista_ver.php`\n`clase_info=src\inventario\domain\InfoUbiInventario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ugares (modificar los datos de una tabla con Repository)</text:p>
          </table:table-cell>
          <table:table-cell office:value-type="string" calcext:value-type="string">
            <text:p>`frontend/shared/controller/tablaDB_lista_ver.php`\n`clase_info=src\inventario\domain\InfoLugar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uevo equipaje (Nuevo Documento)</text:p>
          </table:table-cell>
          <table:table-cell office:value-type="string" calcext:value-type="string">
            <text:p>`frontend/inventario/controller/equipajes_nuevo.php`</text:p>
          </table:table-cell>
          <table:table-cell office:value-type="string" calcext:value-type="string">
            <text:p>[[inventario/mapa_equipajes_nuev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cer equipajes (Ver equipajes)</text:p>
          </table:table-cell>
          <table:table-cell office:value-type="string" calcext:value-type="string">
            <text:p>`frontend/inventario/controller/equipajes_ver.php`</text:p>
          </table:table-cell>
          <table:table-cell office:value-type="string" calcext:value-type="string">
            <text:p>[[inventario/mapa_equipajes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liminar equipajes (Ver equipajes)</text:p>
          </table:table-cell>
          <table:table-cell office:value-type="string" calcext:value-type="string">
            <text:p>`frontend/inventario/controller/equipajes_ver.php`\n`eliminar=1`</text:p>
          </table:table-cell>
          <table:table-cell office:value-type="string" calcext:value-type="string">
            <text:p>[[inventario/mapa_equipajes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ipos de texto (textos inventario)</text:p>
          </table:table-cell>
          <table:table-cell office:value-type="string" calcext:value-type="string">
            <text:p>`frontend/inventario/controller/cabecera_pie_txt.php`</text:p>
          </table:table-cell>
          <table:table-cell office:value-type="string" calcext:value-type="string">
            <text:p>[[inventario/mapa_cabecera_pie_tx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mprimir equipajes (Ver equipajes)</text:p>
          </table:table-cell>
          <table:table-cell office:value-type="string" calcext:value-type="string">
            <text:p>`frontend/inventario/controller/equipajes_ver.php`\n`imprimir=1`</text:p>
          </table:table-cell>
          <table:table-cell office:value-type="string" calcext:value-type="string">
            <text:p>[[inventario/mapa_equipajes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movimientos maletas (Equipajes movimientos)</text:p>
          </table:table-cell>
          <table:table-cell office:value-type="string" calcext:value-type="string">
            <text:p>`frontend/inventario/controller/equipajes_movimientos_que.php`</text:p>
          </table:table-cell>
          <table:table-cell office:value-type="string" calcext:value-type="string">
            <text:p>[[inventario/mapa_equipajes_movimiento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 centros o dlb (inventario buscar)</text:p>
          </table:table-cell>
          <table:table-cell office:value-type="string" calcext:value-type="string">
            <text:p>`frontend/inventario/controller/inventario_que.php`</text:p>
          </table:table-cell>
          <table:table-cell office:value-type="string" calcext:value-type="string">
            <text:p>[[inventario/mapa_inventario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docs pendientes (Lista documentos en búsqueda)</text:p>
          </table:table-cell>
          <table:table-cell office:value-type="string" calcext:value-type="string">
            <text:p>`frontend/inventario/controller/docs_en_busqueda.php`</text:p>
          </table:table-cell>
          <table:table-cell office:value-type="string" calcext:value-type="string">
            <text:p>[[inventario/mapa_docs_en_busqued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 docs perdidos (Lista documentos perdidos)</text:p>
          </table:table-cell>
          <table:table-cell office:value-type="string" calcext:value-type="string">
            <text:p>`frontend/inventario/controller/docs_perdidos.php`</text:p>
          </table:table-cell>
          <table:table-cell office:value-type="string" calcext:value-type="string">
            <text:p>[[inventario/mapa_docs_perdido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docs con observ. (Lista doscumentos con observaciones)</text:p>
          </table:table-cell>
          <table:table-cell office:value-type="string" calcext:value-type="string">
            <text:p>`frontend/inventario/controller/docs_con_observaciones.php`</text:p>
          </table:table-cell>
          <table:table-cell office:value-type="string" calcext:value-type="string">
            <text:p>[[inventario/mapa_docs_con_observacione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raslado de doc (Traslado Documentos)</text:p>
          </table:table-cell>
          <table:table-cell office:value-type="string" calcext:value-type="string">
            <text:p>`frontend/inventario/controller/traslado_doc_que.php`</text:p>
          </table:table-cell>
          <table:table-cell office:value-type="string" calcext:value-type="string">
            <text:p>[[inventario/mapa_traslado_doc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upo 7" table:style-name="ta1">
        <table:table-column table:style-name="co17" table:default-cell-style-name="Default"/>
        <table:table-column table:style-name="co18" table:default-cell-style-name="ce4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Planing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ado gerentes (Casa que)</text:p>
          </table:table-cell>
          <table:table-cell office:value-type="string" calcext:value-type="string">
            <text:p>`apps/casas/controller/casa_que.php`\n`periodo=any_actual&amp;tipo_lista=ctrsEncargados&amp;ver_ctr=si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estión económica (Casa que)</text:p>
          </table:table-cell>
          <table:table-cell office:value-type="string" calcext:value-type="string">
            <text:p>`apps/casas/controller/casa_que.php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gastos casas (Casa que)</text:p>
          </table:table-cell>
          <table:table-cell office:value-type="string" calcext:value-type="string">
            <text:p>`apps/casas/controller/casa_que.php`\n`tipo_lista=datosEcGastos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stadística <text:s/>por casas (Casa resumen)</text:p>
          </table:table-cell>
          <table:table-cell office:value-type="string" calcext:value-type="string">
            <text:p>`apps/casas/controller/casas_resumen.php`\n`tipo=planning_cdc&amp;ssfsv=sf`</text:p>
          </table:table-cell>
          <table:table-cell office:value-type="string" calcext:value-type="string">
            <text:p>[[casas/mapa_casas_resumen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stadística por años (Casa ec que)</text:p>
          </table:table-cell>
          <table:table-cell office:value-type="string" calcext:value-type="string">
            <text:p>`apps/casas/controller/casa_ec_que.php`</text:p>
          </table:table-cell>
          <table:table-cell office:value-type="string" calcext:value-type="string">
            <text:p>[[casas/mapa_casa_ec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upos (Grupo Casas)</text:p>
          </table:table-cell>
          <table:table-cell office:value-type="string" calcext:value-type="string">
            <text:p>`apps/casas/controller/grupo_lista.php`</text:p>
          </table:table-cell>
          <table:table-cell office:value-type="string" calcext:value-type="string">
            <text:p>[[casas/mapa_grupo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finir periodos (Calendario Periodos)</text:p>
          </table:table-cell>
          <table:table-cell office:value-type="string" calcext:value-type="string">
            <text:p>`apps/ubis/controller/calendario_periodos.php`</text:p>
          </table:table-cell>
          <table:table-cell office:value-type="string" calcext:value-type="string">
            <text:p>[[ubis/mapa_calendario_periodo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uevo planing (Calendario que)</text:p>
          </table:table-cell>
          <table:table-cell office:value-type="string" calcext:value-type="string">
            <text:p>`apps/actividades/controller/calendario_que.php`</text:p>
          </table:table-cell>
          <table:table-cell office:value-type="string" calcext:value-type="string">
            <text:p>[[actividades/mapa_calendario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ses comunes (calendario listas)</text:p>
          </table:table-cell>
          <table:table-cell office:value-type="string" calcext:value-type="string">
            <text:p>`apps/actividades/controller/calendario_listas.php`\n`que=c_comunes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dos de todas las casas (calendario listas)</text:p>
          </table:table-cell>
          <table:table-cell office:value-type="string" calcext:value-type="string">
            <text:p>`apps/actividades/controller/calendario_listas.php`\n`que=c_todas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do por oficinas (calendario listas)</text:p>
          </table:table-cell>
          <table:table-cell office:value-type="string" calcext:value-type="string">
            <text:p>`apps/actividades/controller/calendario_listas.php`\n`que=o_todas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stadística por años (Casa ec que)</text:p>
          </table:table-cell>
          <table:table-cell office:value-type="string" calcext:value-type="string">
            <text:p>`apps/casas/controller/casa_ec_que.php`\n`periodo=no&amp;tipo_lista=datosEc`</text:p>
          </table:table-cell>
          <table:table-cell office:value-type="string" calcext:value-type="string">
            <text:p>[[casas/mapa_casa_ec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evisión económica (Ubi resumen ec)</text:p>
          </table:table-cell>
          <table:table-cell office:value-type="string" calcext:value-type="string">
            <text:p>`apps/casas/controller/calendario_ubi_resumen.php`</text:p>
          </table:table-cell>
          <table:table-cell office:value-type="string" calcext:value-type="string">
            <text:p>[[casas/mapa_calendario_ubi_resumen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evisión asistentes (prevision asistentes)</text:p>
          </table:table-cell>
          <table:table-cell office:value-type="string" calcext:value-type="string">
            <text:p>`apps/casas/controller/prevision_asistentes.php`</text:p>
          </table:table-cell>
          <table:table-cell office:value-type="string" calcext:value-type="string">
            <text:p>[[casas/mapa_prevision_asistente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finir tarifa (Tarifa definir)</text:p>
          </table:table-cell>
          <table:table-cell office:value-type="string" calcext:value-type="string">
            <text:p>`apps/actividadtarifas/controller/tarifa.php`</text:p>
          </table:table-cell>
          <table:table-cell office:value-type="string" calcext:value-type="string">
            <text:p>[[actividadtarifas/mapa_tarif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arifa &lt;-&gt; tipo de actividad (Tipo tarifa)</text:p>
          </table:table-cell>
          <table:table-cell office:value-type="string" calcext:value-type="string">
            <text:p>`apps/actividadtarifas/controller/tarifa_tipo_actividad.php`</text:p>
          </table:table-cell>
          <table:table-cell office:value-type="string" calcext:value-type="string">
            <text:p>[[actividadtarifas/mapa_tarifa_tipo_activida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rifas por casa y año (actividad Tarifa Ubi)</text:p>
          </table:table-cell>
          <table:table-cell office:value-type="string" calcext:value-type="string">
            <text:p>`apps/actividadtarifas/controller/tarifa_ubi.php`</text:p>
          </table:table-cell>
          <table:table-cell office:value-type="string" calcext:value-type="string">
            <text:p>[[actividadtarifas/mapa_tarifa_ubi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tiv -&gt; tarifa (Tarifa actividades)</text:p>
          </table:table-cell>
          <table:table-cell office:value-type="string" calcext:value-type="string">
            <text:p>`apps/actividadtarifas/controller/tarifa_actividad.php`</text:p>
          </table:table-cell>
          <table:table-cell office:value-type="string" calcext:value-type="string">
            <text:p>[[actividadtarifas/mapa_tarifa_activida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upo 8" table:style-name="ta1">
        <table:table-column table:style-name="co23" table:default-cell-style-name="Default"/>
        <table:table-column table:style-name="co24" table:default-cell-style-name="ce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personas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acd num (búsqueda de personas)</text:p>
          </table:table-cell>
          <table:table-cell office:value-type="string" calcext:value-type="string">
            <text:p>`apps/personas/controller/personas_que.php`\n`tabla=p_numerarios&amp;na=n&amp;tipo=persona&amp;es_sacd=1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n de paso (búsqueda de personas)</text:p>
          </table:table-cell>
          <table:table-cell office:value-type="string" calcext:value-type="string">
            <text:p>`apps/personas/controller/personas_que.php`\n`tabla=p_de_paso&amp;na=n&amp;tipo=persona&amp;es_sacd=1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acd agd (búsqueda de personas)</text:p>
          </table:table-cell>
          <table:table-cell office:value-type="string" calcext:value-type="string">
            <text:p>`apps/personas/controller/personas_que.php`\n`tabla=p_agregados&amp;na=a&amp;tipo=persona&amp;es_sacd=1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agd de paso (búsqueda de personas)</text:p>
          </table:table-cell>
          <table:table-cell office:value-type="string" calcext:value-type="string">
            <text:p>`apps/personas/controller/personas_que.php`\n`tabla=p_de_paso&amp;na=a&amp;tipo=persona&amp;es_sacd=1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acd sssc (búsqueda de personas)</text:p>
          </table:table-cell>
          <table:table-cell office:value-type="string" calcext:value-type="string">
            <text:p>`apps/personas/controller/personas_que.php`\n`tabla=p_sssc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ssc de paso (búsqueda de personas)</text:p>
          </table:table-cell>
          <table:table-cell office:value-type="string" calcext:value-type="string">
            <text:p>`apps/personas/controller/personas_que.php`\n`tabla=p_de_paso&amp;na=sss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p &amp; as.ecles (búsqueda de personas)</text:p>
          </table:table-cell>
          <table:table-cell office:value-type="string" calcext:value-type="string">
            <text:p>`apps/personas/controller/personas_que.php`\n`tabla=p_cp_ae_sssc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varias activ (seleccionar actividad)</text:p>
          </table:table-cell>
          <table:table-cell office:value-type="string" calcext:value-type="string">
            <text:p>`apps/actividades/controller/actividad_que.php`\n`ssfsv=sv&amp;sasistentes=n&amp;que=list_cjto_sacd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 pendientes (actividades pendientes)</text:p>
          </table:table-cell>
          <table:table-cell office:value-type="string" calcext:value-type="string">
            <text:p>`apps/asistentes/controller/activ_pendientes_select.php`\n`sactividad=ca&amp;tipo_personas=sacd`</text:p>
          </table:table-cell>
          <table:table-cell office:value-type="string" calcext:value-type="string">
            <text:p>[[asistentes/mapa_activ_pendiente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rt pendientes (actividades pendientes)</text:p>
          </table:table-cell>
          <table:table-cell office:value-type="string" calcext:value-type="string">
            <text:p>`apps/asistentes/controller/activ_pendientes_select.php`\n`sactividad=crt&amp;tipo_personas=sacd`</text:p>
          </table:table-cell>
          <table:table-cell office:value-type="string" calcext:value-type="string">
            <text:p>[[asistentes/mapa_activ_pendiente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ualizar datos desde BDU (Sincronizar con los datos de Listas)</text:p>
          </table:table-cell>
          <table:table-cell office:value-type="string" calcext:value-type="string">
            <text:p>`apps/dbextern/controller/sincro_index.php`\n`tipo=sssc`</text:p>
          </table:table-cell>
          <table:table-cell office:value-type="string" calcext:value-type="string">
            <text:p>[[dbextern/mapa_sincro_index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entros y casas (Raiz ubis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(buscar ubis)</text:p>
          </table:table-cell>
          <table:table-cell office:value-type="string" calcext:value-type="string">
            <text:p>`apps/ubis/controller/ubis_buscar.php`\n`simple=1&amp;tipo=ctr&amp;loc=dl`</text:p>
          </table:table-cell>
          <table:table-cell office:value-type="string" calcext:value-type="string">
            <text:p>[[ubis/mapa_ubis_busca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dos (listas de ubis)</text:p>
          </table:table-cell>
          <table:table-cell office:value-type="string" calcext:value-type="string">
            <text:p>`apps/ubis/controller/list_ctr.php`</text:p>
          </table:table-cell>
          <table:table-cell office:value-type="string" calcext:value-type="string">
            <text:p>[[ubis/mapa_list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onas (Raiz Zonas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zonas geogr. (modificar los datos de una tabla con Repository)</text:p>
          </table:table-cell>
          <table:table-cell office:value-type="string" calcext:value-type="string">
            <text:p>`frontend/shared/controller/tablaDB_lista_ver.php`\n`clase_info=src\zonassacd\domain\InfoZona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zonas (modificar los datos de una tabla con Repository)</text:p>
          </table:table-cell>
          <table:table-cell office:value-type="string" calcext:value-type="string">
            <text:p>`frontend/shared/controller/tablaDB_lista_ver.php`\n`clase_info=src\zonassacd\domain\InfoZona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onas-ctr (Zona-ctr)</text:p>
          </table:table-cell>
          <table:table-cell office:value-type="string" calcext:value-type="string">
            <text:p>`apps/zonassacd/controller/zona_ctr.php`</text:p>
          </table:table-cell>
          <table:table-cell office:value-type="string" calcext:value-type="string">
            <text:p>[[zonassacd/mapa_zona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onas-sacd (Zona sacd)</text:p>
          </table:table-cell>
          <table:table-cell office:value-type="string" calcext:value-type="string">
            <text:p>`apps/zonassacd/controller/zona_sacd.php`</text:p>
          </table:table-cell>
          <table:table-cell office:value-type="string" calcext:value-type="string">
            <text:p>[[zonassacd/mapa_zona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sacd-zona (Zona sacd ajax)</text:p>
          </table:table-cell>
          <table:table-cell office:value-type="string" calcext:value-type="string">
            <text:p>`apps/zonassacd/controller/zona_sacd_ajax.php`\n`que=get_lista_tot`</text:p>
          </table:table-cell>
          <table:table-cell office:value-type="string" calcext:value-type="string">
            <text:p>[[zonassacd/mapa_zona_sacd_ajax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lanning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acd r/dl des (Planning persona)</text:p>
          </table:table-cell>
          <table:table-cell office:value-type="string" calcext:value-type="string">
            <text:p>`apps/planning/controller/planning_persona_que.php`\n`obj_pau=PersonaSacd&amp;tipo=planning`</text:p>
          </table:table-cell>
          <table:table-cell office:value-type="string" calcext:value-type="string">
            <text:p>[[planning/mapa_planning_person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entro (planning ctr)</text:p>
          </table:table-cell>
          <table:table-cell office:value-type="string" calcext:value-type="string">
            <text:p>`apps/planning/controller/planning_ctr_que.php`</text:p>
          </table:table-cell>
          <table:table-cell office:value-type="string" calcext:value-type="string">
            <text:p>[[planning/mapa_planning_ct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r zonas (Planning por zonas)</text:p>
          </table:table-cell>
          <table:table-cell office:value-type="string" calcext:value-type="string">
            <text:p>`apps/planning/controller/planning_zones_que.php`</text:p>
          </table:table-cell>
          <table:table-cell office:value-type="string" calcext:value-type="string">
            <text:p>[[planning/mapa_planning_zone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tividades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activ (seleccionar actividad)</text:p>
          </table:table-cell>
          <table:table-cell office:value-type="string" calcext:value-type="string">
            <text:p>`apps/actividades/controller/actividad_que.php`\n`que=ve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v <text:s/>n (Listado de Actividades)</text:p>
          </table:table-cell>
          <table:table-cell office:value-type="string" calcext:value-type="string">
            <text:p>`apps/actividades/controller/actividad_select.php`\n`id_tipo_activ=11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v agd (Listado de Actividades)</text:p>
          </table:table-cell>
          <table:table-cell office:value-type="string" calcext:value-type="string">
            <text:p>`apps/actividades/controller/actividad_select.php`\n`id_tipo_activ=13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v s y sg (Listado de Actividades)</text:p>
          </table:table-cell>
          <table:table-cell office:value-type="string" calcext:value-type="string">
            <text:p>`apps/actividades/controller/actividad_select.php`\n`id_tipo_activ=1[45]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v sr (Listado de Actividades)</text:p>
          </table:table-cell>
          <table:table-cell office:value-type="string" calcext:value-type="string">
            <text:p>`apps/actividades/controller/actividad_select.php`\n`id_tipo_activ=17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f n (Listado de Actividades)</text:p>
          </table:table-cell>
          <table:table-cell office:value-type="string" calcext:value-type="string">
            <text:p>`apps/actividades/controller/actividad_select.php`\n`id_tipo_activ=21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f nax (Listado de Actividades)</text:p>
          </table:table-cell>
          <table:table-cell office:value-type="string" calcext:value-type="string">
            <text:p>`apps/actividades/controller/actividad_select.php`\n`id_tipo_activ=22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f agd (Listado de Actividades)</text:p>
          </table:table-cell>
          <table:table-cell office:value-type="string" calcext:value-type="string">
            <text:p>`apps/actividades/controller/actividad_select.php`\n`id_tipo_activ=23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f s y sg (Listado de Actividades)</text:p>
          </table:table-cell>
          <table:table-cell office:value-type="string" calcext:value-type="string">
            <text:p>`apps/actividades/controller/actividad_select.php`\n`id_tipo_activ=2[45]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f sr,sr-nax,sr-agd (Listado de Actividades)</text:p>
          </table:table-cell>
          <table:table-cell office:value-type="string" calcext:value-type="string">
            <text:p>`apps/actividades/controller/actividad_select.php`\n`id_tipo_activ=2[789]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mportar activ (seleccionar actividad)</text:p>
          </table:table-cell>
          <table:table-cell office:value-type="string" calcext:value-type="string">
            <text:p>`apps/actividades/controller/actividad_que.php`\n`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ublicar activ (seleccionar actividad)</text:p>
          </table:table-cell>
          <table:table-cell office:value-type="string" calcext:value-type="string">
            <text:p>`apps/actividades/controller/actividad_que.php`\n`que=ver&amp;modo=public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ueva activ (actividad nueva)</text:p>
          </table:table-cell>
          <table:table-cell office:value-type="string" calcext:value-type="string">
            <text:p>`apps/actividades/controller/actividad_ver.php`</text:p>
          </table:table-cell>
          <table:table-cell office:value-type="string" calcext:value-type="string">
            <text:p>[[actividades/mapa_actividad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omunic. sacd (Comunicación activ sacd)</text:p>
          </table:table-cell>
          <table:table-cell office:value-type="string" calcext:value-type="string">
            <text:p>`apps/actividadessacd/controller/com_sacd_activ_periodo.php`</text:p>
          </table:table-cell>
          <table:table-cell office:value-type="string" calcext:value-type="string">
            <text:p>[[actividadessacd/mapa_com_sacd_activ_period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s sg (Lista Activ que)</text:p>
          </table:table-cell>
          <table:table-cell office:value-type="string" calcext:value-type="string">
            <text:p>`apps/actividades/controller/lista_activ_que.php`\n`que=list_activ_inv_sg`</text:p>
          </table:table-cell>
          <table:table-cell office:value-type="string" calcext:value-type="string">
            <text:p>[[actividades/mapa_lista_activ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signar centros (actividades centro)</text:p>
          </table:table-cell>
          <table:table-cell office:value-type="string" calcext:value-type="string">
            <text:p>`apps/actividadescentro/controller/activ_ctr.php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g (actividades centro)</text:p>
          </table:table-cell>
          <table:table-cell office:value-type="string" calcext:value-type="string">
            <text:p>`apps/actividadescentro/controller/activ_ctr.php`\n`tipo=sg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r (actividades centro)</text:p>
          </table:table-cell>
          <table:table-cell office:value-type="string" calcext:value-type="string">
            <text:p>`apps/actividadescentro/controller/activ_ctr.php`\n`tipo=sr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v n y agd (actividades centro)</text:p>
          </table:table-cell>
          <table:table-cell office:value-type="string" calcext:value-type="string">
            <text:p>`apps/actividadescentro/controller/activ_ctr.php`\n`tipo=nagd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f s y sg (actividades centro)</text:p>
          </table:table-cell>
          <table:table-cell office:value-type="string" calcext:value-type="string">
            <text:p>`apps/actividadescentro/controller/activ_ctr.php`\n`tipo=sfsg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f sr (actividades centro)</text:p>
          </table:table-cell>
          <table:table-cell office:value-type="string" calcext:value-type="string">
            <text:p>`apps/actividadescentro/controller/activ_ctr.php`\n`tipo=sfsr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f n, nax y agd (actividades centro)</text:p>
          </table:table-cell>
          <table:table-cell office:value-type="string" calcext:value-type="string">
            <text:p>`apps/actividadescentro/controller/activ_ctr.php`\n`tipo=sfnagd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ss+ (actividades centro)</text:p>
          </table:table-cell>
          <table:table-cell office:value-type="string" calcext:value-type="string">
            <text:p>`apps/actividadescentro/controller/activ_ctr.php`\n`tipo=sssc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ssc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activ (seleccionar actividad)</text:p>
          </table:table-cell>
          <table:table-cell office:value-type="string" calcext:value-type="string">
            <text:p>`apps/actividades/controller/actividad_que.php`\n`que=ver&amp;ssfsv=sv&amp;sasistentes=sss%2B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ropuesta cl cv (seleccionar actividad)</text:p>
          </table:table-cell>
          <table:table-cell office:value-type="string" calcext:value-type="string">
            <text:p>`apps/actividades/controller/actividad_que.php`\n`sasistentes=sss+&amp;sactividad=cv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laning zonas (Planning por zonas)</text:p>
          </table:table-cell>
          <table:table-cell office:value-type="string" calcext:value-type="string">
            <text:p>`apps/planning/controller/planning_zones_que.php`\n`propuesta=true`</text:p>
          </table:table-cell>
          <table:table-cell office:value-type="string" calcext:value-type="string">
            <text:p>[[planning/mapa_planning_zone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activ. sacd (Comunicación activ sacd)</text:p>
          </table:table-cell>
          <table:table-cell office:value-type="string" calcext:value-type="string">
            <text:p>`apps/actividadessacd/controller/com_sacd_activ_periodo.php`\n`propuesta=true`</text:p>
          </table:table-cell>
          <table:table-cell office:value-type="string" calcext:value-type="string">
            <text:p>[[actividadessacd/mapa_com_sacd_activ_period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signar sacd (Atención sacd)</text:p>
          </table:table-cell>
          <table:table-cell office:value-type="string" calcext:value-type="string">
            <text:p>`apps/actividadessacd/controller/activ_sacd.php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v sg (Atención sacd)</text:p>
          </table:table-cell>
          <table:table-cell office:value-type="string" calcext:value-type="string">
            <text:p>`apps/actividadessacd/controller/activ_sacd.php`\n`tipo=sg&amp;periodo=desdeHoy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v sr (Atención sacd)</text:p>
          </table:table-cell>
          <table:table-cell office:value-type="string" calcext:value-type="string">
            <text:p>`apps/actividadessacd/controller/activ_sacd.php`\n`tipo=sr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v n y agd (Atención sacd)</text:p>
          </table:table-cell>
          <table:table-cell office:value-type="string" calcext:value-type="string">
            <text:p>`apps/actividadessacd/controller/activ_sacd.php`\n`tipo=na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f sg (Atención sacd)</text:p>
          </table:table-cell>
          <table:table-cell office:value-type="string" calcext:value-type="string">
            <text:p>`apps/actividadessacd/controller/activ_sacd.php`\n`tipo=sf_sg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f sr (Atención sacd)</text:p>
          </table:table-cell>
          <table:table-cell office:value-type="string" calcext:value-type="string">
            <text:p>`apps/actividadessacd/controller/activ_sacd.php`\n`tipo=sf_sr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f n,nax y agd (Atención sacd)</text:p>
          </table:table-cell>
          <table:table-cell office:value-type="string" calcext:value-type="string">
            <text:p>`apps/actividadessacd/controller/activ_sacd.php`\n`tipo=sf_na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ss+ (Atención sacd)</text:p>
          </table:table-cell>
          <table:table-cell office:value-type="string" calcext:value-type="string">
            <text:p>`apps/actividadessacd/controller/activ_sacd.php`\n`tipo=sssc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falta sacd (Atención sacd)</text:p>
          </table:table-cell>
          <table:table-cell office:value-type="string" calcext:value-type="string">
            <text:p>`apps/actividadessacd/controller/activ_sacd.php`\n`tipo=falta_sacd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olapes (Atención sacd)</text:p>
          </table:table-cell>
          <table:table-cell office:value-type="string" calcext:value-type="string">
            <text:p>`apps/actividadessacd/controller/activ_sacd.php`\n`tipo=solape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ncargos (Raiz encargos sacd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ropuestas (propuestas encargos sacd)</text:p>
          </table:table-cell>
          <table:table-cell office:value-type="string" calcext:value-type="string">
            <text:p>`apps/encargossacd/controller/propuestas_menu.php`</text:p>
          </table:table-cell>
          <table:table-cell office:value-type="string" calcext:value-type="string">
            <text:p>[[encargossacd/mapa_propuestas_menu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icha ctr (Ficha encargos ctr)</text:p>
          </table:table-cell>
          <table:table-cell office:value-type="string" calcext:value-type="string">
            <text:p>`apps/encargossacd/controller/ctr_ficha.php`</text:p>
          </table:table-cell>
          <table:table-cell office:value-type="string" calcext:value-type="string">
            <text:p>[[encargossacd/mapa_ctr_fich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icha sacd (Encargo sacd ficha)</text:p>
          </table:table-cell>
          <table:table-cell office:value-type="string" calcext:value-type="string">
            <text:p>`apps/encargossacd/controller/sacd_ficha.php`</text:p>
          </table:table-cell>
          <table:table-cell office:value-type="string" calcext:value-type="string">
            <text:p>[[encargossacd/mapa_sacd_fich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dos (Encargos Listas)</text:p>
          </table:table-cell>
          <table:table-cell office:value-type="string" calcext:value-type="string">
            <text:p>`apps/encargossacd/controller/listas_index.php`</text:p>
          </table:table-cell>
          <table:table-cell office:value-type="string" calcext:value-type="string">
            <text:p>[[encargossacd/mapa_listas_index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ipo encargo (modificar los datos de una tabla con Repository)</text:p>
          </table:table-cell>
          <table:table-cell office:value-type="string" calcext:value-type="string">
            <text:p>`frontend/shared/controller/tablaDB_lista_ver.php`\n`clase_info=src\encargossacd\domain\InfoEncargoTipo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ver encargo (Encargos lista)</text:p>
          </table:table-cell>
          <table:table-cell office:value-type="string" calcext:value-type="string">
            <text:p>`apps/encargossacd/controller/encargo_select.php`</text:p>
          </table:table-cell>
          <table:table-cell office:value-type="string" calcext:value-type="string">
            <text:p>[[encargossacd/mapa_encargo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usencias (Raiz encargos sacd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acd (Ausencias sacd)</text:p>
          </table:table-cell>
          <table:table-cell office:value-type="string" calcext:value-type="string">
            <text:p>`apps/encargossacd/controller/sacd_ausencias.php`</text:p>
          </table:table-cell>
          <table:table-cell office:value-type="string" calcext:value-type="string">
            <text:p>[[encargossacd/mapa_sacd_ausenci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uevo calendario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finir periodos (Calendario Periodos)</text:p>
          </table:table-cell>
          <table:table-cell office:value-type="string" calcext:value-type="string">
            <text:p>`apps/ubis/controller/calendario_periodos.php`</text:p>
          </table:table-cell>
          <table:table-cell office:value-type="string" calcext:value-type="string">
            <text:p>[[ubis/mapa_calendario_periodo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uevo curso (Nuevo Curso)</text:p>
          </table:table-cell>
          <table:table-cell office:value-type="string" calcext:value-type="string">
            <text:p>`apps/actividades/controller/actividad_nuevo_curso.php`</text:p>
          </table:table-cell>
          <table:table-cell office:value-type="string" calcext:value-type="string">
            <text:p>[[actividades/mapa_actividad_nuevo_curs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nuevo planing (Planing Casa)</text:p>
          </table:table-cell>
          <table:table-cell office:value-type="string" calcext:value-type="string">
            <text:p>`apps/planning/controller/planning_casa_que.php`\n`propuesta_calendario=1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sas comunes (des) (calendario listas)</text:p>
          </table:table-cell>
          <table:table-cell office:value-type="string" calcext:value-type="string">
            <text:p>`apps/actividades/controller/calendario_listas.php`\n`que=c_comunes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sas comunes sf (calendario listas)</text:p>
          </table:table-cell>
          <table:table-cell office:value-type="string" calcext:value-type="string">
            <text:p>`apps/actividades/controller/calendario_listas.php`\n`que=c_comunes_sf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7">
          <table:table-cell office:value-type="string" calcext:value-type="string">
            <text:p>casas comunes sv (calendario listas)</text:p>
          </table:table-cell>
          <table:table-cell office:value-type="string" calcext:value-type="string">
            <text:p>`apps/actividades/controller/calendario_listas.php`\n`que=c_comunes_sv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7">
          <table:table-cell office:value-type="string" calcext:value-type="string">
            <text:p>todas casas (des) (calendario listas)</text:p>
          </table:table-cell>
          <table:table-cell office:value-type="string" calcext:value-type="string">
            <text:p>`apps/actividades/controller/calendario_listas.php`\n`que=c_todas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7">
          <table:table-cell office:value-type="string" calcext:value-type="string">
            <text:p>todas casas sf (calendario listas)</text:p>
          </table:table-cell>
          <table:table-cell office:value-type="string" calcext:value-type="string">
            <text:p>`apps/actividades/controller/calendario_listas.php`\n`que=c_todas_sf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7">
          <table:table-cell office:value-type="string" calcext:value-type="string">
            <text:p>todas casas sv (calendario listas)</text:p>
          </table:table-cell>
          <table:table-cell office:value-type="string" calcext:value-type="string">
            <text:p>`apps/actividades/controller/calendario_listas.php`\n`que=c_todas_sv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7">
          <table:table-cell office:value-type="string" calcext:value-type="string">
            <text:p>listado por oficinas (calendario listas)</text:p>
          </table:table-cell>
          <table:table-cell office:value-type="string" calcext:value-type="string">
            <text:p>`apps/actividades/controller/calendario_listas.php`\n`que=o_todas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7">
          <table:table-cell office:value-type="string" calcext:value-type="string">
            <text:p>listado oficina propia (calendario listas)</text:p>
          </table:table-cell>
          <table:table-cell office:value-type="string" calcext:value-type="string">
            <text:p>`apps/actividades/controller/calendario_listas.php`\n`que=o_actual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finir tarifa (Tarifa definir)</text:p>
          </table:table-cell>
          <table:table-cell office:value-type="string" calcext:value-type="string">
            <text:p>`apps/actividadtarifas/controller/tarifa.php`</text:p>
          </table:table-cell>
          <table:table-cell office:value-type="string" calcext:value-type="string">
            <text:p>[[actividadtarifas/mapa_tarif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arifa &lt;-&gt; tipo actividad (Tipo tarifa)</text:p>
          </table:table-cell>
          <table:table-cell office:value-type="string" calcext:value-type="string">
            <text:p>`apps/actividadtarifas/controller/tarifa_tipo_actividad.php`</text:p>
          </table:table-cell>
          <table:table-cell office:value-type="string" calcext:value-type="string">
            <text:p>[[actividadtarifas/mapa_tarifa_tipo_activida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rifas por casa y año (actividad Tarifa Ubi)</text:p>
          </table:table-cell>
          <table:table-cell office:value-type="string" calcext:value-type="string">
            <text:p>`apps/actividadtarifas/controller/tarifa_ubi.php`</text:p>
          </table:table-cell>
          <table:table-cell office:value-type="string" calcext:value-type="string">
            <text:p>[[actividadtarifas/mapa_tarifa_ubi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sarela (Raiz pasarela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rámetros (pasarela parametros)</text:p>
          </table:table-cell>
          <table:table-cell office:value-type="string" calcext:value-type="string">
            <text:p>`apps/pasarela/controller/parametros_menu.php`</text:p>
          </table:table-cell>
          <table:table-cell office:value-type="string" calcext:value-type="string">
            <text:p>[[pasarela/mapa_parametros_menu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xportar actividades (exportar actividades)</text:p>
          </table:table-cell>
          <table:table-cell office:value-type="string" calcext:value-type="string">
            <text:p>`apps/pasarela/controller/exportar_que.php`</text:p>
          </table:table-cell>
          <table:table-cell office:value-type="string" calcext:value-type="string">
            <text:p>[[pasarela/mapa_exporta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sas (Raiz Misas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aaaaaaaaaaaa (llista de modul misas)</text:p>
          </table:table-cell>
          <table:table-cell office:value-type="string" calcext:value-type="string">
            <text:p>`apps/misas/controller/misas_index.php`</text:p>
          </table:table-cell>
          <table:table-cell office:value-type="string" calcext:value-type="string">
            <text:p>[[misas/mapa_misas_index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resto (listas de matriculas)</text:p>
          </table:table-cell>
          <table:table-cell office:value-type="string" calcext:value-type="string">
            <text:p>`apps/actividadestudios/controller/matriculas_lista.php`</text:p>
          </table:table-cell>
          <table:table-cell office:value-type="string" calcext:value-type="string">
            <text:p>[[actividadestudios/mapa_matriculas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47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upo 9" table:style-name="ta1">
        <table:table-column table:style-name="co29" table:default-cell-style-name="Default"/>
        <table:table-column table:style-name="co30" table:default-cell-style-name="ce4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4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planning zonas (Planning por zonas)</text:p>
          </table:table-cell>
          <table:table-cell office:value-type="string" calcext:value-type="string">
            <text:p>`apps/planning/controller/planning_zones_que.php`</text:p>
          </table:table-cell>
          <table:table-cell office:value-type="string" calcext:value-type="string">
            <text:p>[[planning/mapa_planning_zone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tención actividades (Comunicación activ sacd)</text:p>
          </table:table-cell>
          <table:table-cell office:value-type="string" calcext:value-type="string">
            <text:p>`apps/actividadessacd/controller/com_sacd_activ_periodo.php`</text:p>
          </table:table-cell>
          <table:table-cell office:value-type="string" calcext:value-type="string">
            <text:p>[[actividadessacd/mapa_com_sacd_activ_period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sas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(buscar ubis)</text:p>
          </table:table-cell>
          <table:table-cell office:value-type="string" calcext:value-type="string">
            <text:p>`apps/ubis/controller/ubis_buscar.php`\n`simple=1&amp;tipo=tot&amp;loc=tot`</text:p>
          </table:table-cell>
          <table:table-cell office:value-type="string" calcext:value-type="string">
            <text:p>[[ubis/mapa_ubis_busca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lanning 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ado gerentes (Casa que)</text:p>
          </table:table-cell>
          <table:table-cell office:value-type="string" calcext:value-type="string">
            <text:p>`apps/casas/controller/casa_que.php`\n`periodo=any_actual&amp;tipo_lista=ctrsEncargados&amp;ver_ctr=si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actividades (Casa que)</text:p>
          </table:table-cell>
          <table:table-cell office:value-type="string" calcext:value-type="string">
            <text:p>`apps/casas/controller/casa_que.php`\n`periodo=tot_any&amp;tipo_lista=lista_activ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gastos casa (Casa que)</text:p>
          </table:table-cell>
          <table:table-cell office:value-type="string" calcext:value-type="string">
            <text:p>`apps/casas/controller/casa_que.php`\n`tipo_lista=datosEcGastos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estión económica (Casa que)</text:p>
          </table:table-cell>
          <table:table-cell office:value-type="string" calcext:value-type="string">
            <text:p>`apps/casas/controller/casa_que.php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finir tarifa (Tarifa definir)</text:p>
          </table:table-cell>
          <table:table-cell office:value-type="string" calcext:value-type="string">
            <text:p>`apps/actividadtarifas/controller/tarifa.php`</text:p>
          </table:table-cell>
          <table:table-cell office:value-type="string" calcext:value-type="string">
            <text:p>[[actividadtarifas/mapa_tarif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rifa &lt;-&gt; tipo de actividad (Tipo tarifa)</text:p>
          </table:table-cell>
          <table:table-cell office:value-type="string" calcext:value-type="string">
            <text:p>`apps/actividadtarifas/controller/tarifa_tipo_actividad.php`</text:p>
          </table:table-cell>
          <table:table-cell office:value-type="string" calcext:value-type="string">
            <text:p>[[actividadtarifas/mapa_tarifa_tipo_activida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rifas por casa y año (actividad Tarifa Ubi)</text:p>
          </table:table-cell>
          <table:table-cell office:value-type="string" calcext:value-type="string">
            <text:p>`apps/actividadtarifas/controller/tarifa_ubi.php`</text:p>
          </table:table-cell>
          <table:table-cell office:value-type="string" calcext:value-type="string">
            <text:p>[[actividadtarifas/mapa_tarifa_ubi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tiv -&gt; tarifa (Tarifa definir)</text:p>
          </table:table-cell>
          <table:table-cell office:value-type="string" calcext:value-type="string">
            <text:p>`apps/actividadtarifas/controller/tarifa.php`</text:p>
          </table:table-cell>
          <table:table-cell office:value-type="string" calcext:value-type="string">
            <text:p>[[actividadtarifas/mapa_tarif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buscar (seleccionar actividad)</text:p>
          </table:table-cell>
          <table:table-cell office:value-type="string" calcext:value-type="string">
            <text:p>`apps/actividades/controller/actividad_que.php`\n`que=ve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a por casas (Casa que)</text:p>
          </table:table-cell>
          <table:table-cell office:value-type="string" calcext:value-type="string">
            <text:p>`apps/casas/controller/casa_que.php`\n`periodo=any_actual&amp;tipo_lista=ctrsEncargados&amp;ver_ctr=si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upo 10" table:style-name="ta1">
        <table:table-column table:style-name="co35" table:default-cell-style-name="Default"/>
        <table:table-column table:style-name="co36" table:default-cell-style-name="ce4"/>
        <table:table-column table:style-name="co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6" table:default-cell-style-name="Default"/>
        <table:table-column table:style-name="co39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2">
          <table:table-cell office:value-type="string" calcext:value-type="string">
            <text:p>s de la r/dl (búsqueda de personas)</text:p>
          </table:table-cell>
          <table:table-cell office:value-type="string" calcext:value-type="string">
            <text:p>`apps/personas/controller/personas_que.php`\n`tabla=p_supernumerarios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ualizar datos desde BDU (Sincronizar con los datos de Listas)</text:p>
          </table:table-cell>
          <table:table-cell office:value-type="string" calcext:value-type="string">
            <text:p>`apps/dbextern/controller/sincro_index.php`\n`tipo=s`</text:p>
          </table:table-cell>
          <table:table-cell office:value-type="string" calcext:value-type="string">
            <text:p>[[dbextern/mapa_sincro_index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 ctr i nº s (lista ctr sg)</text:p>
          </table:table-cell>
          <table:table-cell office:value-type="string" calcext:value-type="string">
            <text:p>`apps/ubis/controller/lista_ctrs.php`</text:p>
          </table:table-cell>
          <table:table-cell office:value-type="string" calcext:value-type="string">
            <text:p>[[ubis/mapa_lista_ctr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cv (Listado de Actividades)</text:p>
          </table:table-cell>
          <table:table-cell office:value-type="string" calcext:value-type="string">
            <text:p>`apps/actividades/controller/actividad_select.php`\n`sasistentes=s&amp;sactividad=cv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de la r/dl (lista activ sg)</text:p>
          </table:table-cell>
          <table:table-cell office:value-type="string" calcext:value-type="string">
            <text:p>`apps/actividades/controller/lista_actividades_sg.php`\n`tipo_activ_sg=cv`</text:p>
          </table:table-cell>
          <table:table-cell office:value-type="string" calcext:value-type="string">
            <text:p>[[actividades/mapa_lista_actividades_sg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e cada ctr (Centro que activ)</text:p>
          </table:table-cell>
          <table:table-cell office:value-type="string" calcext:value-type="string">
            <text:p>`apps/actividades/controller/actividades_centro_que.php`\n`tipo_ctr=sg&amp;tipo_lista=cv`</text:p>
          </table:table-cell>
          <table:table-cell office:value-type="string" calcext:value-type="string">
            <text:p>[[actividades/mapa_actividades_centro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ste curso (Ultima asistencia)</text:p>
          </table:table-cell>
          <table:table-cell office:value-type="string" calcext:value-type="string">
            <text:p>`apps/asistentes/controller/lista_ultim_que_ctr.php`\n`que=cv_s&amp;curso=actual`</text:p>
          </table:table-cell>
          <table:table-cell office:value-type="string" calcext:value-type="string">
            <text:p>[[asistentes/mapa_lista_ultim_que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l curso pasado (Ultima asistencia)</text:p>
          </table:table-cell>
          <table:table-cell office:value-type="string" calcext:value-type="string">
            <text:p>`apps/asistentes/controller/lista_ultim_que_ctr.php`\n`que=cv_s&amp;curso=anterior`</text:p>
          </table:table-cell>
          <table:table-cell office:value-type="string" calcext:value-type="string">
            <text:p>[[asistentes/mapa_lista_ultim_que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orresponde ir a cv ad (Ultima asistencia)</text:p>
          </table:table-cell>
          <table:table-cell office:value-type="string" calcext:value-type="string">
            <text:p>`apps/asistentes/controller/lista_ultim_que_ctr.php`\n`que=cv_s_ad`</text:p>
          </table:table-cell>
          <table:table-cell office:value-type="string" calcext:value-type="string">
            <text:p>[[asistentes/mapa_lista_ultim_que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orresponde ir a cv joves (Ultima asistencia)</text:p>
          </table:table-cell>
          <table:table-cell office:value-type="string" calcext:value-type="string">
            <text:p>`apps/asistentes/controller/lista_ultim_que_ctr.php`\n`que=cv_jovenes`</text:p>
          </table:table-cell>
          <table:table-cell office:value-type="string" calcext:value-type="string">
            <text:p>[[asistentes/mapa_lista_ultim_que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cargos (seleccionar actividad)</text:p>
          </table:table-cell>
          <table:table-cell office:value-type="string" calcext:value-type="string">
            <text:p>`apps/actividades/controller/actividad_que.php`\n`sasistentes=s&amp;sactividad=cv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s&amp;sactividad=cv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alance de plazas (Balance de Plazas)</text:p>
          </table:table-cell>
          <table:table-cell office:value-type="string" calcext:value-type="string">
            <text:p>`apps/actividadplazas/controller/plazas_balance_que.php`\n`sasistentes=s&amp;sactividad=cv`</text:p>
          </table:table-cell>
          <table:table-cell office:value-type="string" calcext:value-type="string">
            <text:p>[[actividadplazas/mapa_plazas_balance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sasistentes=s&amp;sactividad=cv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crt s (Listado de Actividades)</text:p>
          </table:table-cell>
          <table:table-cell office:value-type="string" calcext:value-type="string">
            <text:p>`apps/actividades/controller/actividad_select.php`\n`sasistentes=s&amp;sactividad=crt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crt sg (Listado de Actividades)</text:p>
          </table:table-cell>
          <table:table-cell office:value-type="string" calcext:value-type="string">
            <text:p>`apps/actividades/controller/actividad_select.php`\n`sasistentes=sg&amp;sactividad=crt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de la r/dl (lista activ sg)</text:p>
          </table:table-cell>
          <table:table-cell office:value-type="string" calcext:value-type="string">
            <text:p>`apps/actividades/controller/lista_actividades_sg.php`\n`tipo_activ_sg=crt`</text:p>
          </table:table-cell>
          <table:table-cell office:value-type="string" calcext:value-type="string">
            <text:p>[[actividades/mapa_lista_actividades_sg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e cada ctr (Centro que activ)</text:p>
          </table:table-cell>
          <table:table-cell office:value-type="string" calcext:value-type="string">
            <text:p>`apps/actividades/controller/actividades_centro_que.php`\n`tipo_ctr=sg&amp;tipo_lista=crt`</text:p>
          </table:table-cell>
          <table:table-cell office:value-type="string" calcext:value-type="string">
            <text:p>[[actividades/mapa_actividades_centro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ste curso (Ultima asistencia)</text:p>
          </table:table-cell>
          <table:table-cell office:value-type="string" calcext:value-type="string">
            <text:p>`apps/asistentes/controller/lista_ultim_que_ctr.php`\n`que=crt_s_sg&amp;curso=actual`</text:p>
          </table:table-cell>
          <table:table-cell office:value-type="string" calcext:value-type="string">
            <text:p>[[asistentes/mapa_lista_ultim_que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l curso pasado (Ultima asistencia)</text:p>
          </table:table-cell>
          <table:table-cell office:value-type="string" calcext:value-type="string">
            <text:p>`apps/asistentes/controller/lista_ultim_que_ctr.php`\n`que=crt_s_sg&amp;curso=anterior`</text:p>
          </table:table-cell>
          <table:table-cell office:value-type="string" calcext:value-type="string">
            <text:p>[[asistentes/mapa_lista_ultim_que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 que han de hacer crt interno (Ultima asistencia)</text:p>
          </table:table-cell>
          <table:table-cell office:value-type="string" calcext:value-type="string">
            <text:p>`apps/asistentes/controller/lista_ultim_que_ctr.php`\n`que=crt_s`</text:p>
          </table:table-cell>
          <table:table-cell office:value-type="string" calcext:value-type="string">
            <text:p>[[asistentes/mapa_lista_ultim_que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 que han de hacer el crt de cel (Ultima asistencia)</text:p>
          </table:table-cell>
          <table:table-cell office:value-type="string" calcext:value-type="string">
            <text:p>`apps/asistentes/controller/lista_ultim_que_ctr.php`\n`que=crt_cel`</text:p>
          </table:table-cell>
          <table:table-cell office:value-type="string" calcext:value-type="string">
            <text:p>[[asistentes/mapa_lista_ultim_que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s,sg&amp;sactividad=crt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alance de plazas (Balance de Plazas)</text:p>
          </table:table-cell>
          <table:table-cell office:value-type="string" calcext:value-type="string">
            <text:p>`apps/actividadplazas/controller/plazas_balance_que.php`\n`sasistentes=s&amp;sactividad=crt`</text:p>
          </table:table-cell>
          <table:table-cell office:value-type="string" calcext:value-type="string">
            <text:p>[[actividadplazas/mapa_plazas_balance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sasistentes=s&amp;sactividad=crt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idades-centros (actividades centro)</text:p>
          </table:table-cell>
          <table:table-cell office:value-type="string" calcext:value-type="string">
            <text:p>`apps/actividadescentro/controller/activ_ctr.php`\n`tipo=sg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 r/dl (búsqueda de personas)</text:p>
          </table:table-cell>
          <table:table-cell office:value-type="string" calcext:value-type="string">
            <text:p>`apps/personas/controller/personas_que.php`\n`tabla=p_numerarios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 de paso (búsqueda de personas)</text:p>
          </table:table-cell>
          <table:table-cell office:value-type="string" calcext:value-type="string">
            <text:p>`apps/personas/controller/personas_que.php`\n`tabla=p_de_paso&amp;na=n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gd r/dl (búsqueda de personas)</text:p>
          </table:table-cell>
          <table:table-cell office:value-type="string" calcext:value-type="string">
            <text:p>`apps/personas/controller/personas_que.php`\n`tabla=p_agregados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gd de paso (búsqueda de personas)</text:p>
          </table:table-cell>
          <table:table-cell office:value-type="string" calcext:value-type="string">
            <text:p>`apps/personas/controller/personas_que.php`\n`tabla=p_de_paso&amp;na=a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ersona r/dl (Planning persona)</text:p>
          </table:table-cell>
          <table:table-cell office:value-type="string" calcext:value-type="string">
            <text:p>`apps/planning/controller/planning_persona_que.php`\n`obj_pau=PersonaDl`</text:p>
          </table:table-cell>
          <table:table-cell office:value-type="string" calcext:value-type="string">
            <text:p>[[planning/mapa_planning_person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entro (planning ctr)</text:p>
          </table:table-cell>
          <table:table-cell office:value-type="string" calcext:value-type="string">
            <text:p>`apps/planning/controller/planning_ctr_que.php`</text:p>
          </table:table-cell>
          <table:table-cell office:value-type="string" calcext:value-type="string">
            <text:p>[[planning/mapa_planning_ct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upo 12" table:style-name="ta1">
        <table:table-column table:style-name="co40" table:default-cell-style-name="Default"/>
        <table:table-column table:style-name="co41" table:default-cell-style-name="ce4"/>
        <table:table-column table:style-name="co42" table:default-cell-style-name="Default"/>
        <table:table-column table:style-name="co4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buscar persona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n r/dl (búsqueda de personas)</text:p>
          </table:table-cell>
          <table:table-cell office:value-type="string" calcext:value-type="string">
            <text:p>apps/personas/controller/personas_que.php`\n`tabla=p_numerarios&amp;tipo=persona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n de paso (búsqueda de personas)</text:p>
          </table:table-cell>
          <table:table-cell office:value-type="string" calcext:value-type="string">
            <text:p>`apps/personas/controller/personas_que.php`\n`tabla=p_de_paso&amp;na=n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agd r/dl (búsqueda de personas)</text:p>
          </table:table-cell>
          <table:table-cell office:value-type="string" calcext:value-type="string">
            <text:p>`apps/personas/controller/personas_que.php`\n`tabla=p_agregados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agd de paso (búsqueda de personas)</text:p>
          </table:table-cell>
          <table:table-cell office:value-type="string" calcext:value-type="string">
            <text:p>`apps/personas/controller/personas_que.php`\n`tabla=p_de_paso&amp;na=a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matricular a todos (matricular)</text:p>
          </table:table-cell>
          <table:table-cell office:value-type="string" calcext:value-type="string">
            <text:p>`apps/actividadestudios/controller/matricular.php`</text:p>
          </table:table-cell>
          <table:table-cell office:value-type="string" calcext:value-type="string">
            <text:p>[[actividadestudios/mapa_matricula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rofesor para asignatura (profesores para asignatura)</text:p>
          </table:table-cell>
          <table:table-cell office:value-type="string" calcext:value-type="string">
            <text:p>`apps/profesores/controller/profesor_asignatura_que.php`</text:p>
          </table:table-cell>
          <table:table-cell office:value-type="string" calcext:value-type="string">
            <text:p>[[profesores/mapa_profesor_asignatur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laustro (listado claustro)</text:p>
          </table:table-cell>
          <table:table-cell office:value-type="string" calcext:value-type="string">
            <text:p>`apps/profesores/controller/lista_por_departamentos.php`</text:p>
          </table:table-cell>
          <table:table-cell office:value-type="string" calcext:value-type="string">
            <text:p>[[profesores/mapa_lista_por_departamento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tas... (Raiz stgr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tas (actas)</text:p>
          </table:table-cell>
          <table:table-cell office:value-type="string" calcext:value-type="string">
            <text:p>`apps/notas/controller/acta_select.php`</text:p>
          </table:table-cell>
          <table:table-cell office:value-type="string" calcext:value-type="string">
            <text:p>[[notas/mapa_acta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abla alumnos-asignaturas (cuadro alumnos-asignaturas)</text:p>
          </table:table-cell>
          <table:table-cell office:value-type="string" calcext:value-type="string">
            <text:p>`apps/notas/controller/asignaturas_pendientes.php`</text:p>
          </table:table-cell>
          <table:table-cell office:value-type="string" calcext:value-type="string">
            <text:p>[[notas/mapa_asignaturas_pendiente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úmenes (resumen anual)</text:p>
          </table:table-cell>
          <table:table-cell office:value-type="string" calcext:value-type="string">
            <text:p>`apps/notas/controller/resumen_anual.php`</text:p>
          </table:table-cell>
          <table:table-cell office:value-type="string" calcext:value-type="string">
            <text:p>[[notas/mapa_resumen_anual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Matr. Pendientes (matriculas pendientes)</text:p>
          </table:table-cell>
          <table:table-cell office:value-type="string" calcext:value-type="string">
            <text:p>`apps/actividadestudios/controller/matriculas_pendientes.php`</text:p>
          </table:table-cell>
          <table:table-cell office:value-type="string" calcext:value-type="string">
            <text:p>[[actividadestudios/mapa_matriculas_pendiente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Matrículas (listas de matriculas)</text:p>
          </table:table-cell>
          <table:table-cell office:value-type="string" calcext:value-type="string">
            <text:p>`apps/actividadestudios/controller/matriculas_lista.php`</text:p>
          </table:table-cell>
          <table:table-cell office:value-type="string" calcext:value-type="string">
            <text:p>[[actividadestudios/mapa_matriculas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resumen pendientes (Resumen asig. pendientes)</text:p>
          </table:table-cell>
          <table:table-cell office:value-type="string" calcext:value-type="string">
            <text:p>`apps/notas/controller/asignaturas_pendientes_resumen.php`</text:p>
          </table:table-cell>
          <table:table-cell office:value-type="string" calcext:value-type="string">
            <text:p>[[notas/mapa_asignaturas_pendientes_resumen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asig. pendientes (Asignaturas pendientes)</text:p>
          </table:table-cell>
          <table:table-cell office:value-type="string" calcext:value-type="string">
            <text:p>`apps/notas/controller/asig_faltan_que.php`</text:p>
          </table:table-cell>
          <table:table-cell office:value-type="string" calcext:value-type="string">
            <text:p>[[notas/mapa_asig_faltan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er docencia (Docencia)</text:p>
          </table:table-cell>
          <table:table-cell office:value-type="string" calcext:value-type="string">
            <text:p>`apps/profesores/controller/docencia.php`</text:p>
          </table:table-cell>
          <table:table-cell office:value-type="string" calcext:value-type="string">
            <text:p>[[profesores/mapa_docenci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sitencia a congresos (congresos)</text:p>
          </table:table-cell>
          <table:table-cell office:value-type="string" calcext:value-type="string">
            <text:p>`apps/profesores/controller/congresos.php`</text:p>
          </table:table-cell>
          <table:table-cell office:value-type="string" calcext:value-type="string">
            <text:p>[[profesores/mapa_congreso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ertificados (Certificado lista)</text:p>
          </table:table-cell>
          <table:table-cell office:value-type="string" calcext:value-type="string">
            <text:p>`frontend/certificados/controller/certificado_emitido_lista.php`</text:p>
          </table:table-cell>
          <table:table-cell office:value-type="string" calcext:value-type="string">
            <text:p>[[certificados/mapa_certificado_emitido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sibles ca (Raiz stgr 2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sibles ca (Posibles ca)</text:p>
          </table:table-cell>
          <table:table-cell office:value-type="string" calcext:value-type="string">
            <text:p>`apps/actividadestudios/controller/ca_posibles_que.php`</text:p>
          </table:table-cell>
          <table:table-cell office:value-type="string" calcext:value-type="string">
            <text:p>[[actividadestudios/mapa_ca_posible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 n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uscar ca (seleccionar actividad)</text:p>
          </table:table-cell>
          <table:table-cell office:value-type="string" calcext:value-type="string">
            <text:p>`apps/actividades/controller/actividad_que.php`\n`sasistentes=n&amp;sactividad=ca&amp;que=ve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lista varios ca (seleccionar actividad)</text:p>
          </table:table-cell>
          <table:table-cell office:value-type="string" calcext:value-type="string">
            <text:p>`apps/actividades/controller/actividad_que.php`\n`sasistentes=n&amp;sactividad=ca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lista por ctr (Buscar por centro)</text:p>
          </table:table-cell>
          <table:table-cell office:value-type="string" calcext:value-type="string">
            <text:p>`apps/asistentes/controller/que_ctr_lista.php`\n`lista=list_activ&amp;n_agd=n&amp;sasistentes=n&amp;sactividad=ca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estudios x ctr (Buscar por centro)</text:p>
          </table:table-cell>
          <table:table-cell office:value-type="string" calcext:value-type="string">
            <text:p>`apps/asistentes/controller/que_ctr_lista.php`\n`lista=list_est&amp;n_agd=n&amp;sasistentes=n&amp;sactividad=ca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endientes (actividades pendientes)</text:p>
          </table:table-cell>
          <table:table-cell office:value-type="string" calcext:value-type="string">
            <text:p>`apps/asistentes/controller/activ_pendientes_select.php`\n`sactividad=ca&amp;tipo_personas=n`</text:p>
          </table:table-cell>
          <table:table-cell office:value-type="string" calcext:value-type="string">
            <text:p>[[asistentes/mapa_activ_pendiente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id_tipo_activ=133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v agd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buscar cv (seleccionar actividad)</text:p>
          </table:table-cell>
          <table:table-cell office:value-type="string" calcext:value-type="string">
            <text:p>`apps/actividades/controller/actividad_que.php`\n`sasistentes=agd&amp;sactividad=cv&amp;que=ve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list varias cv (seleccionar actividad)</text:p>
          </table:table-cell>
          <table:table-cell office:value-type="string" calcext:value-type="string">
            <text:p>`apps/actividades/controller/actividad_que.php`\n`sasistentes=agd&amp;sactividad=cv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lista por ctr (Buscar por centro)</text:p>
          </table:table-cell>
          <table:table-cell office:value-type="string" calcext:value-type="string">
            <text:p>`apps/asistentes/controller/que_ctr_lista.php`\n`lista=list_activ&amp;n_agd=a&amp;sasistentes=agd&amp;sactividad=cv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estudios x ctr (Buscar por centro)</text:p>
          </table:table-cell>
          <table:table-cell office:value-type="string" calcext:value-type="string">
            <text:p>`apps/asistentes/controller/que_ctr_lista.php`\n`lista=list_est&amp;n_agd=a&amp;sasistentes=n&amp;sactividad=cv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endientes (actividades pendientes)</text:p>
          </table:table-cell>
          <table:table-cell office:value-type="string" calcext:value-type="string">
            <text:p>`apps/asistentes/controller/activ_pendientes_select.php`\n`sactividad=ca&amp;tipo_personas=agd`</text:p>
          </table:table-cell>
          <table:table-cell office:value-type="string" calcext:value-type="string">
            <text:p>[[asistentes/mapa_activ_pendiente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id_tipo_activ=112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m inv.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buscar (Listado de Actividades)</text:p>
          </table:table-cell>
          <table:table-cell office:value-type="string" calcext:value-type="string">
            <text:p>`apps/actividades/controller/actividad_select.php`\n`sasistentes=n&amp;sactividad2=semestre-inv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n&amp;sactividad2=semestre-inv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importar (seleccionar actividad)</text:p>
          </table:table-cell>
          <table:table-cell office:value-type="string" calcext:value-type="string">
            <text:p>`apps/actividades/controller/actividad_que.php`\n`sasistentes=n&amp;sactividad2=semestre-inv&amp;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sasistentes=n&amp;sactividad2=semestre-inv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lanning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ersona r/dl (Planning persona)</text:p>
          </table:table-cell>
          <table:table-cell office:value-type="string" calcext:value-type="string">
            <text:p>`apps/planning/controller/planning_persona_que.php`\n`obj_pau=PersonaDl`</text:p>
          </table:table-cell>
          <table:table-cell office:value-type="string" calcext:value-type="string">
            <text:p>[[planning/mapa_planning_person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r centro (planning ctr)</text:p>
          </table:table-cell>
          <table:table-cell office:value-type="string" calcext:value-type="string">
            <text:p>`apps/planning/controller/planning_ctr_que.php`</text:p>
          </table:table-cell>
          <table:table-cell office:value-type="string" calcext:value-type="string">
            <text:p>[[planning/mapa_planning_ct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ntenimiento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dic latin (modificar los datos de una tabla)</text:p>
          </table:table-cell>
          <table:table-cell office:value-type="string" calcext:value-type="string">
            <text:p>`apps/core/mod_tabla_sql.php`\n`clase_info=personas\model\InfoLatin`</text:p>
          </table:table-cell>
          <table:table-cell office:value-type="string" calcext:value-type="string">
            <text:p>[[core/mapa_mod_tabla_sql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ualizar docencia (guardar docencia ca en dossier)</text:p>
          </table:table-cell>
          <table:table-cell office:value-type="string" calcext:value-type="string">
            <text:p>`apps/actividadestudios/controller/actualizar_docencia.php`</text:p>
          </table:table-cell>
          <table:table-cell office:value-type="string" calcext:value-type="string">
            <text:p>[[actividadestudios/mapa_actualizar_docenci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upo 13" table:style-name="ta1">
        <table:table-column table:style-name="co45" table:default-cell-style-name="Default"/>
        <table:table-column table:style-name="co46" table:default-cell-style-name="ce4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6" table:default-cell-style-name="Default"/>
        <table:table-column table:style-name="co50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menus (Raiz admin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leccionar (gestor de menus)</text:p>
          </table:table-cell>
          <table:table-cell office:value-type="string" calcext:value-type="string">
            <text:p>`frontend/menus/controller/menus_que.php`</text:p>
          </table:table-cell>
          <table:table-cell office:value-type="string" calcext:value-type="string">
            <text:p>[[menus/mapa_menu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mportar (importar menus)</text:p>
          </table:table-cell>
          <table:table-cell office:value-type="string" calcext:value-type="string">
            <text:p>`frontend/menus/controller/menus_importar_form.php`</text:p>
          </table:table-cell>
          <table:table-cell office:value-type="string" calcext:value-type="string">
            <text:p>[[menus/mapa_menus_importar_form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meta menus (modificar los datos de una tabla con Repository)</text:p>
          </table:table-cell>
          <table:table-cell office:value-type="string" calcext:value-type="string">
            <text:p>`frontend/shared/controller/tablaDB_lista_ver.php`\n`clase_info=src\menus\domain\InfoMetaMenu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xportar (exportar menus)</text:p>
          </table:table-cell>
          <table:table-cell office:value-type="string" calcext:value-type="string">
            <text:p>`frontend/menus/controller/menus_exportar_form.php`</text:p>
          </table:table-cell>
          <table:table-cell office:value-type="string" calcext:value-type="string">
            <text:p>[[menus/mapa_menus_exportar_form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xportar a ficheros (menu a/de ficheros)</text:p>
          </table:table-cell>
          <table:table-cell office:value-type="string" calcext:value-type="string">
            <text:p>`src/menus/frontend/controller/menus_ficheros.php`\n`accion=exportar`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mportar desde ficheros (menu a/de ficheros)</text:p>
          </table:table-cell>
          <table:table-cell office:value-type="string" calcext:value-type="string">
            <text:p>`src/menus/frontend/controller/menus_ficheros.php`\n`accion=importar`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yuda (ayuda menus)</text:p>
          </table:table-cell>
          <table:table-cell office:value-type="string" calcext:value-type="string">
            <text:p>`frontend/menus/view/como.html`</text:p>
          </table:table-cell>
          <table:table-cell office:value-type="string" calcext:value-type="string">
            <text:p>[[menus/mapa_com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B (Raiz admin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uevo esquema (nuevo esquema)</text:p>
          </table:table-cell>
          <table:table-cell office:value-type="string" calcext:value-type="string">
            <text:p>`apps/devel/controller/db_que.php`</text:p>
          </table:table-cell>
          <table:table-cell office:value-type="string" calcext:value-type="string">
            <text:p>[[devel/mapa_db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ver tabla a otra DB (DB mover tabla)</text:p>
          </table:table-cell>
          <table:table-cell office:value-type="string" calcext:value-type="string">
            <text:p>`apps/devel/controller/db_mover_que.php`</text:p>
          </table:table-cell>
          <table:table-cell office:value-type="string" calcext:value-type="string">
            <text:p>[[devel/mapa_db_move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mover y cambiar nombre dl (cambiar nombre dl)</text:p>
          </table:table-cell>
          <table:table-cell office:value-type="string" calcext:value-type="string">
            <text:p>`apps/devel/controller/db_cambiar_nombre_que.php`</text:p>
          </table:table-cell>
          <table:table-cell office:value-type="string" calcext:value-type="string">
            <text:p>[[devel/mapa_db_cambiar_nombre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orrar passwords (borrar passwords de todos los usuarios)</text:p>
          </table:table-cell>
          <table:table-cell office:value-type="string" calcext:value-type="string">
            <text:p>`frontend/usuarios/controller/borrar_todos_pwd.php`</text:p>
          </table:table-cell>
          <table:table-cell office:value-type="string" calcext:value-type="string">
            <text:p>[[usuarios/mapa_borrar_todos_pw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vel (Raiz devel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actory (generador de clases)</text:p>
          </table:table-cell>
          <table:table-cell office:value-type="string" calcext:value-type="string">
            <text:p>`apps/devel/controller/factory_form.php`</text:p>
          </table:table-cell>
          <table:table-cell office:value-type="string" calcext:value-type="string">
            <text:p>[[devel/mapa_factory_form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erm_dossiers (Raiz admin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ersonas (permisos dossiers)</text:p>
          </table:table-cell>
          <table:table-cell office:value-type="string" calcext:value-type="string">
            <text:p>`apps/dossiers/controller/perm_dossiers.php`\n`tipo=p`</text:p>
          </table:table-cell>
          <table:table-cell office:value-type="string" calcext:value-type="string">
            <text:p>[[dossiers/mapa_perm_dossier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ubis (permisos dossiers)</text:p>
          </table:table-cell>
          <table:table-cell office:value-type="string" calcext:value-type="string">
            <text:p>`apps/dossiers/controller/perm_dossiers.php`\n`tipo=u`</text:p>
          </table:table-cell>
          <table:table-cell office:value-type="string" calcext:value-type="string">
            <text:p>[[dossiers/mapa_perm_dossier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idades (permisos dossiers)</text:p>
          </table:table-cell>
          <table:table-cell office:value-type="string" calcext:value-type="string">
            <text:p>`apps/dossiers/controller/perm_dossiers.php`\n`tipo=a`</text:p>
          </table:table-cell>
          <table:table-cell office:value-type="string" calcext:value-type="string">
            <text:p>[[dossiers/mapa_perm_dossier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ocesos activ. (Raiz procesos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fases (modificar los datos de una tabla con Repository)</text:p>
          </table:table-cell>
          <table:table-cell office:value-type="string" calcext:value-type="string">
            <text:p>`frontend/shared/controller/tablaDB_lista_ver.php`\n`clase_info=src\procesos\domain\InfoFase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fases-tareas (modificar los datos de una tabla con Repository)</text:p>
          </table:table-cell>
          <table:table-cell office:value-type="string" calcext:value-type="string">
            <text:p>`frontend/shared/controller/tablaDB_lista_ver.php`\n`clase_info=src\procesos\domain\InfoTarea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ipos de procesos (modificar los datos de una tabla con Repository)</text:p>
          </table:table-cell>
          <table:table-cell office:value-type="string" calcext:value-type="string">
            <text:p>`frontend/shared/controller/tablaDB_lista_ver.php`\n`clase_info=src\procesos\domain\InfoProcesoTipo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rocesos (procesos select)</text:p>
          </table:table-cell>
          <table:table-cell office:value-type="string" calcext:value-type="string">
            <text:p>`apps/procesos/controller/procesos_select.php`</text:p>
          </table:table-cell>
          <table:table-cell office:value-type="string" calcext:value-type="string">
            <text:p>[[procesos/mapa_proceso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ipo activ - proceso (Tipos de actividad)</text:p>
          </table:table-cell>
          <table:table-cell office:value-type="string" calcext:value-type="string">
            <text:p>`apps/procesos/controller/tipo_activ_proceso.php`</text:p>
          </table:table-cell>
          <table:table-cell office:value-type="string" calcext:value-type="string">
            <text:p>[[procesos/mapa_tipo_activ_proces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suarios web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 de roles (lista roles)</text:p>
          </table:table-cell>
          <table:table-cell office:value-type="string" calcext:value-type="string">
            <text:p>`frontend/usuarios/controller/role_lista.php`</text:p>
          </table:table-cell>
          <table:table-cell office:value-type="string" calcext:value-type="string">
            <text:p>[[usuarios/mapa_role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grup menu (lista grupmenus)</text:p>
          </table:table-cell>
          <table:table-cell office:value-type="string" calcext:value-type="string">
            <text:p>`frontend/menus/controller/grupmenu_lista.php`</text:p>
          </table:table-cell>
          <table:table-cell office:value-type="string" calcext:value-type="string">
            <text:p>[[menus/mapa_grupmenu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usuarios (lista usuarios)</text:p>
          </table:table-cell>
          <table:table-cell office:value-type="string" calcext:value-type="string">
            <text:p>`frontend/usuarios/controller/usuario_lista.php`</text:p>
          </table:table-cell>
          <table:table-cell office:value-type="string" calcext:value-type="string">
            <text:p>[[usuarios/mapa_usuario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 grupos (lista grupos)</text:p>
          </table:table-cell>
          <table:table-cell office:value-type="string" calcext:value-type="string">
            <text:p>`frontend/usuarios/controller/grupo_lista.php`</text:p>
          </table:table-cell>
          <table:table-cell office:value-type="string" calcext:value-type="string">
            <text:p>[[casas/mapa_grupo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generar tabla avisos (avisos generar tabla)</text:p>
          </table:table-cell>
          <table:table-cell office:value-type="string" calcext:value-type="string">
            <text:p>`apps/cambios/controller/avisos_generar_tabla.php`</text:p>
          </table:table-cell>
          <table:table-cell office:value-type="string" calcext:value-type="string">
            <text:p>[[cambios/mapa_avisos_generar_tabl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ver lista cambios (avisos generar)</text:p>
          </table:table-cell>
          <table:table-cell office:value-type="string" calcext:value-type="string">
            <text:p>`apps/cambios/controller/avisos_generar.php`</text:p>
          </table:table-cell>
          <table:table-cell office:value-type="string" calcext:value-type="string">
            <text:p>[[cambios/mapa_avisos_genera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figuración (Raiz admin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aplicaciones (modificar los datos de una tabla con Repository)</text:p>
          </table:table-cell>
          <table:table-cell office:value-type="string" calcext:value-type="string">
            <text:p>`frontend/shared/controller/tablaDB_lista_ver.php`\n`clase_info=src\configuracion\domain\InfoApp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definir módulos (modulos select)</text:p>
          </table:table-cell>
          <table:table-cell office:value-type="string" calcext:value-type="string">
            <text:p>`frontend/configuracion/controller/modulos_select.php`</text:p>
          </table:table-cell>
          <table:table-cell office:value-type="string" calcext:value-type="string">
            <text:p>[[configuracion/mapa_modulo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stalar módulos (modificar los datos de una tabla con Repository)</text:p>
          </table:table-cell>
          <table:table-cell office:value-type="string" calcext:value-type="string">
            <text:p>`frontend/shared/controller/tablaDB_lista_ver.php`\n`clase_info=src\configuracion\domain\InfoModsInstalled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blas de apps (Manage tablas de Apps)</text:p>
          </table:table-cell>
          <table:table-cell office:value-type="string" calcext:value-type="string">
            <text:p>`apps/devel/controller/apptables.php`</text:p>
          </table:table-cell>
          <table:table-cell office:value-type="string" calcext:value-type="string">
            <text:p>[[devel/mapa_apptable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onfig esquema (Configuracion esquema)</text:p>
          </table:table-cell>
          <table:table-cell office:value-type="string" calcext:value-type="string">
            <text:p>`frontend/configuracion/controller/parametros.php`</text:p>
          </table:table-cell>
          <table:table-cell office:value-type="string" calcext:value-type="string">
            <text:p>[[configuracion/mapa_parametro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estión Tipos actividades (gestionar tipos actividades)</text:p>
          </table:table-cell>
          <table:table-cell office:value-type="string" calcext:value-type="string">
            <text:p>`apps/actividades/controller/tipo_activ.php`</text:p>
          </table:table-cell>
          <table:table-cell office:value-type="string" calcext:value-type="string">
            <text:p>[[actividades/mapa_tipo_activ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aducciones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menus a texto (pasa los menus a texto)</text:p>
          </table:table-cell>
          <table:table-cell office:value-type="string" calcext:value-type="string">
            <text:p>`src/menus/infrastructure/controllers/menus_generar_txt.php`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sibles idiomas (modificar los datos de una tabla)</text:p>
          </table:table-cell>
          <table:table-cell office:value-type="string" calcext:value-type="string">
            <text:p>`apps/core/mod_tabla_sql.php`\n`clase_info=usuarios\model\InfoLocales`</text:p>
          </table:table-cell>
          <table:table-cell office:value-type="string" calcext:value-type="string">
            <text:p>[[core/mapa_mod_tabla_sql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upo 15" table:style-name="ta1">
        <table:table-column table:style-name="co29" table:default-cell-style-name="Default"/>
        <table:table-column table:style-name="co51" table:default-cell-style-name="ce4"/>
        <table:table-column table:style-name="co52" table:default-cell-style-name="Default"/>
        <table:table-column table:style-name="co43" table:default-cell-style-name="Default"/>
        <table:table-column table:style-name="co3" table:default-cell-style-name="Default"/>
        <table:table-column table:style-name="co6" table:default-cell-style-name="Default"/>
        <table:table-column table:style-name="co53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2">
          <table:table-cell office:value-type="string" calcext:value-type="string">
            <text:p>n r/dl (búsqueda de personas)</text:p>
          </table:table-cell>
          <table:table-cell office:value-type="string" calcext:value-type="string">
            <text:p>`apps/personas/controller/personas_que.php`\n`tabla=p_numerarios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 de paso <text:s/>(búsqueda de personas)</text:p>
          </table:table-cell>
          <table:table-cell office:value-type="string" calcext:value-type="string">
            <text:p>`apps/personas/controller/personas_que.php`\n`tabla=p_de_paso&amp;na=n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gd r/dl (búsqueda de personas)</text:p>
          </table:table-cell>
          <table:table-cell office:value-type="string" calcext:value-type="string">
            <text:p>`apps/personas/controller/personas_que.php`\n`tabla=p_agregados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gd de paso (búsqueda de personas)</text:p>
          </table:table-cell>
          <table:table-cell office:value-type="string" calcext:value-type="string">
            <text:p>`apps/personas/controller/personas_que.php`\n`tabla=p_de_paso&amp;na=a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cv (Listado de Actividades)</text:p>
          </table:table-cell>
          <table:table-cell office:value-type="string" calcext:value-type="string">
            <text:p>`apps/actividades/controller/actividad_select.php`\n`sasistentes=sr&amp;sactividad=cv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cargos (seleccionar actividad)</text:p>
          </table:table-cell>
          <table:table-cell office:value-type="string" calcext:value-type="string">
            <text:p>`apps/actividades/controller/actividad_que.php`\n`sasistentes=sr&amp;sactividad=cv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abla de cv (seleccionar actividad)</text:p>
          </table:table-cell>
          <table:table-cell office:value-type="string" calcext:value-type="string">
            <text:p>`apps/actividades/controller/actividad_que.php`\n`que=list_activ&amp;ssfsv=sv&amp;sasistentes=sr&amp;sactividad=cv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crt (Listado de Actividades)</text:p>
          </table:table-cell>
          <table:table-cell office:value-type="string" calcext:value-type="string">
            <text:p>`apps/actividades/controller/actividad_select.php`\n`sasistentes=sr&amp;sactividad=crt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abla de crt (seleccionar actividad)</text:p>
          </table:table-cell>
          <table:table-cell office:value-type="string" calcext:value-type="string">
            <text:p>`apps/actividades/controller/actividad_que.php`\n`que=list_activ&amp;ssfsv=sv&amp;sasistentes=sr&amp;sactividad=crt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do csv (Activ Sr Que (csv))</text:p>
          </table:table-cell>
          <table:table-cell office:value-type="string" calcext:value-type="string">
            <text:p>`apps/actividades/controller/lista_sr_csv_que.php`</text:p>
          </table:table-cell>
          <table:table-cell office:value-type="string" calcext:value-type="string">
            <text:p>[[actividades/mapa_lista_sr_csv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idades-centros (actividades centro)</text:p>
          </table:table-cell>
          <table:table-cell office:value-type="string" calcext:value-type="string">
            <text:p>`apps/actividadescentro/controller/activ_ctr.php`\n`tipo=sr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tr (planning ctr)</text:p>
          </table:table-cell>
          <table:table-cell office:value-type="string" calcext:value-type="string">
            <text:p>`apps/planning/controller/planning_ctr_que.php`</text:p>
          </table:table-cell>
          <table:table-cell office:value-type="string" calcext:value-type="string">
            <text:p>[[planning/mapa_planning_ct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zonas (Planning por zonas)</text:p>
          </table:table-cell>
          <table:table-cell office:value-type="string" calcext:value-type="string">
            <text:p>`apps/planning/controller/planning_zones_que.php`</text:p>
          </table:table-cell>
          <table:table-cell office:value-type="string" calcext:value-type="string">
            <text:p>[[planning/mapa_planning_zone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upo 16" table:style-name="ta1">
        <table:table-column table:style-name="co52" table:default-cell-style-name="Default"/>
        <table:table-column table:style-name="co54" table:default-cell-style-name="ce4"/>
        <table:table-column table:style-name="co2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6" table:default-cell-style-name="Default"/>
        <table:table-column table:style-name="co56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buscar nax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ax r/dl (búsqueda de personas)</text:p>
          </table:table-cell>
          <table:table-cell office:value-type="string" calcext:value-type="string">
            <text:p>`apps/personas/controller/personas_que.php`\n`tabla=p_nax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ax de paso (búsqueda de personas)</text:p>
          </table:table-cell>
          <table:table-cell office:value-type="string" calcext:value-type="string">
            <text:p>`apps/personas/controller/personas_que.php`\n`tabla=p_de_paso&amp;na=x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rt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crt (Listado de Actividades)</text:p>
          </table:table-cell>
          <table:table-cell office:value-type="string" calcext:value-type="string">
            <text:p>`apps/actividades/controller/actividad_select.php`\n`sasistentes=nax&amp;sactividad=crt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ca (Listado de Actividades)</text:p>
          </table:table-cell>
          <table:table-cell office:value-type="string" calcext:value-type="string">
            <text:p>`apps/actividades/controller/actividad_select.php`\n`sasistentes=nax&amp;sactividad=ca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ve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cve (Listado de Actividades)</text:p>
          </table:table-cell>
          <table:table-cell office:value-type="string" calcext:value-type="string">
            <text:p>`apps/actividades/controller/actividad_select.php`\n`sasistentes=nax&amp;sactividad=cve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upo 19" table:style-name="ta1">
        <table:table-column table:style-name="co57" table:default-cell-style-name="Default"/>
        <table:table-column table:style-name="co58" table:default-cell-style-name="ce4"/>
        <table:table-column table:style-name="co59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60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2">
          <table:table-cell office:value-type="string" calcext:value-type="string">
            <text:p>tipos de repetición (modificar los datos de una tabla con Repository)</text:p>
          </table:table-cell>
          <table:table-cell office:value-type="string" calcext:value-type="string">
            <text:p>`frontend/shared/controller/tablaDB_lista_ver.php`\n`clase_info=src\actividades\domain\InfoTipoRepeticion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ivel stgr (modificar los datos de una tabla con Repository)</text:p>
          </table:table-cell>
          <table:table-cell office:value-type="string" calcext:value-type="string">
            <text:p>`frontend/shared/controller/tablaDB_lista_ver.php`\n`clase_info=src\actividades\domain\InfoNivelStgr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ectores (modificar los datos de una tabla con Repository)</text:p>
          </table:table-cell>
          <table:table-cell office:value-type="string" calcext:value-type="string">
            <text:p>`frontend/shared/controller/tablaDB_lista_ver.php`\n`clase_info=src\asignaturas\domain\InfoSectore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departamentos (modificar los datos de una tabla con Repository)</text:p>
          </table:table-cell>
          <table:table-cell office:value-type="string" calcext:value-type="string">
            <text:p>`frontend/shared/controller/tablaDB_lista_ver.php`\n`clase_info=src\asignaturas\domain\InfoDepartamento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opcionales (modificar los datos de una tabla con Repository)</text:p>
          </table:table-cell>
          <table:table-cell office:value-type="string" calcext:value-type="string">
            <text:p>`frontend/shared/controller/tablaDB_lista_ver.php`\n`clase_info=src\asignaturas\domain\InfoOpcionale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signaturas (modificar los datos de una tabla con Repository)</text:p>
          </table:table-cell>
          <table:table-cell office:value-type="string" calcext:value-type="string">
            <text:p>`frontend/shared/controller/tablaDB_lista_ver.php`\n`clase_info=src\asignaturas\domain\InfoAsignatura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ipos asignaturas (modificar los datos de una tabla con Repository)</text:p>
          </table:table-cell>
          <table:table-cell office:value-type="string" calcext:value-type="string">
            <text:p>`frontend/shared/controller/tablaDB_lista_ver.php`\n`clase_info=src\asignaturas\domain\InfoAsignaturaTipo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delegaciones (modificar los datos de una tabla con Repository)</text:p>
          </table:table-cell>
          <table:table-cell office:value-type="string" calcext:value-type="string">
            <text:p>`frontend/shared/controller/tablaDB_lista_ver.php`\n`clase_info=src\ubis\domain\InfoDelegacione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regiones (modificar los datos de una tabla con Repository)</text:p>
          </table:table-cell>
          <table:table-cell office:value-type="string" calcext:value-type="string">
            <text:p>`frontend/shared/controller/tablaDB_lista_ver.php`\n`clase_info=src\ubis\domain\InfoRegione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ipo de casa (modificar los datos de una tabla con Repository)</text:p>
          </table:table-cell>
          <table:table-cell office:value-type="string" calcext:value-type="string">
            <text:p>`frontend/shared/controller/tablaDB_lista_ver.php`\n`clase_info=src\ubis\domain\InfoTipoCasa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ipo de ctr (modificar los datos de una tabla con Repository)</text:p>
          </table:table-cell>
          <table:table-cell office:value-type="string" calcext:value-type="string">
            <text:p>`frontend/shared/controller/tablaDB_lista_ver.php`\n`clase_info=src\ubis\domain\InfoTipoCtr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ipos de situacion (modificar los datos de una tabla con Repository)</text:p>
          </table:table-cell>
          <table:table-cell office:value-type="string" calcext:value-type="string">
            <text:p>`frontend/shared/controller/tablaDB_lista_ver.php`\n`clase_info=src\personas\domain\InfoSituacion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ipos de profesor (modificar los datos de una tabla con Repository)</text:p>
          </table:table-cell>
          <table:table-cell office:value-type="string" calcext:value-type="string">
            <text:p>`frontend/shared/controller/tablaDB_lista_ver.php`\n`clase_info=src\profesores\domain\InfoProfesorTipo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ipos de telecos (modificar los datos de una tabla con Repository)</text:p>
          </table:table-cell>
          <table:table-cell office:value-type="string" calcext:value-type="string">
            <text:p>`frontend/shared/controller/tablaDB_lista_ver.php`\n`clase_info=src\ubis\domain\InfoTipoTeleco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descripción teleco (modificar los datos de una tabla con Repository)</text:p>
          </table:table-cell>
          <table:table-cell office:value-type="string" calcext:value-type="string">
            <text:p>`frontend/shared/controller/tablaDB_lista_ver.php`\n`clase_info=src\ubis\domain\InfoDescTeleco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rgos (modificar los datos de una tabla con Repository)</text:p>
          </table:table-cell>
          <table:table-cell office:value-type="string" calcext:value-type="string">
            <text:p>`frontend/shared/controller/tablaDB_lista_ver.php`\n`clase_info=src\actividadcargos\domain\InfoCargo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upo 20" table:style-name="ta1">
        <table:table-column table:style-name="co5" table:default-cell-style-name="Default"/>
        <table:table-column table:style-name="co61" table:default-cell-style-name="ce4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" table:default-cell-style-name="Default"/>
        <table:table-column table:style-name="co65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2">
          <table:table-cell office:value-type="string" calcext:value-type="string">
            <text:p>buscar (buscar ubis)</text:p>
          </table:table-cell>
          <table:table-cell office:value-type="string" calcext:value-type="string">
            <text:p>`apps/ubis/controller/ubis_buscar.php`\n`simple=1&amp;tipo=ctr&amp;loc=dl`</text:p>
          </table:table-cell>
          <table:table-cell office:value-type="string" calcext:value-type="string">
            <text:p>[[ubis/mapa_ubis_busca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dos (listas de ubis)</text:p>
          </table:table-cell>
          <table:table-cell office:value-type="string" calcext:value-type="string">
            <text:p>`apps/ubis/controller/list_ctr.php`</text:p>
          </table:table-cell>
          <table:table-cell office:value-type="string" calcext:value-type="string">
            <text:p>[[ubis/mapa_list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entro (planning ctr)</text:p>
          </table:table-cell>
          <table:table-cell office:value-type="string" calcext:value-type="string">
            <text:p>`apps/planning/controller/planning_ctr_que.php`</text:p>
          </table:table-cell>
          <table:table-cell office:value-type="string" calcext:value-type="string">
            <text:p>[[planning/mapa_planning_ct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activ (seleccionar actividad)</text:p>
          </table:table-cell>
          <table:table-cell office:value-type="string" calcext:value-type="string">
            <text:p>`apps/actividades/controller/actividad_que.php`\n`que=ve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f n (Listado de Actividades)</text:p>
          </table:table-cell>
          <table:table-cell office:value-type="string" calcext:value-type="string">
            <text:p>`apps/actividades/controller/actividad_select.php`\n`id_tipo_activ=21....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f nax (Listado de Actividades)</text:p>
          </table:table-cell>
          <table:table-cell office:value-type="string" calcext:value-type="string">
            <text:p>`apps/actividades/controller/actividad_select.php`\n`id_tipo_activ=22....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f agd (Listado de Actividades)</text:p>
          </table:table-cell>
          <table:table-cell office:value-type="string" calcext:value-type="string">
            <text:p>`apps/actividades/controller/actividad_select.php`\n`id_tipo_activ=23....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f s y sg (Listado de Actividades)</text:p>
          </table:table-cell>
          <table:table-cell office:value-type="string" calcext:value-type="string">
            <text:p>`apps/actividades/controller/actividad_select.php`\n`id_tipo_activ=2[45]....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f sr,sr-nax,sr-agd (Listado de Actividades)</text:p>
          </table:table-cell>
          <table:table-cell office:value-type="string" calcext:value-type="string">
            <text:p>`apps/actividades/controller/actividad_select.php`\n`id_tipo_activ=2[789]....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mportar activ (seleccionar actividad)</text:p>
          </table:table-cell>
          <table:table-cell office:value-type="string" calcext:value-type="string">
            <text:p>`apps/actividades/controller/actividad_que.php`\n`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ublicar activ (seleccionar actividad)</text:p>
          </table:table-cell>
          <table:table-cell office:value-type="string" calcext:value-type="string">
            <text:p>`apps/actividades/controller/actividad_que.php`\n`que=ver&amp;modo=public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ueva activ (actividad nueva)</text:p>
          </table:table-cell>
          <table:table-cell office:value-type="string" calcext:value-type="string">
            <text:p>`apps/actividades/controller/actividad_ver.php`</text:p>
          </table:table-cell>
          <table:table-cell office:value-type="string" calcext:value-type="string">
            <text:p>[[actividades/mapa_actividad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s sg (Lista Activ que)</text:p>
          </table:table-cell>
          <table:table-cell office:value-type="string" calcext:value-type="string">
            <text:p>`apps/actividades/controller/lista_activ_que.php`\n`que=list_activ_inv_sg`</text:p>
          </table:table-cell>
          <table:table-cell office:value-type="string" calcext:value-type="string">
            <text:p>[[actividades/mapa_lista_activ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as gerentes (Casa que)</text:p>
          </table:table-cell>
          <table:table-cell office:value-type="string" calcext:value-type="string">
            <text:p>`apps/casas/controller/casa_que.php`\n`periodo=any_actual&amp;tipo_lista=ctrsEncargados&amp;ver_ctr=si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signar centros (actividades centro)</text:p>
          </table:table-cell>
          <table:table-cell office:value-type="string" calcext:value-type="string">
            <text:p>`apps/actividadescentro/controller/activ_ctr.php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f s y sg (actividades centro)</text:p>
          </table:table-cell>
          <table:table-cell office:value-type="string" calcext:value-type="string">
            <text:p>`apps/actividadescentro/controller/activ_ctr.php`\n`tipo=sfsg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f sr (actividades centro)</text:p>
          </table:table-cell>
          <table:table-cell office:value-type="string" calcext:value-type="string">
            <text:p>`apps/actividadescentro/controller/activ_ctr.php`\n`tipo=sfsr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f n, nax y agd (actividades centro)</text:p>
          </table:table-cell>
          <table:table-cell office:value-type="string" calcext:value-type="string">
            <text:p>`apps/actividadescentro/controller/activ_ctr.php`\n`tipo=sfnagd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er lista cambios (avisos generar)</text:p>
          </table:table-cell>
          <table:table-cell office:value-type="string" calcext:value-type="string">
            <text:p>`apps/cambios/controller/avisos_generar.php`</text:p>
          </table:table-cell>
          <table:table-cell office:value-type="string" calcext:value-type="string">
            <text:p>[[cambios/mapa_avisos_genera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uevo planing (Calendario que)</text:p>
          </table:table-cell>
          <table:table-cell office:value-type="string" calcext:value-type="string">
            <text:p>`apps/actividades/controller/calendario_que.php`</text:p>
          </table:table-cell>
          <table:table-cell office:value-type="string" calcext:value-type="string">
            <text:p>[[actividades/mapa_calendario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sas comunes (calendario listas)</text:p>
          </table:table-cell>
          <table:table-cell office:value-type="string" calcext:value-type="string">
            <text:p>`apps/actividades/controller/calendario_listas.php`\n`que=c_comunes&amp;ver_ctr=si&amp;periodo=actual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sas comunes sf (calendario listas)</text:p>
          </table:table-cell>
          <table:table-cell office:value-type="string" calcext:value-type="string">
            <text:p>`apps/actividades/controller/calendario_listas.php`\n`que=c_comunes_sf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odas casas sf (calendario listas)</text:p>
          </table:table-cell>
          <table:table-cell office:value-type="string" calcext:value-type="string">
            <text:p>`apps/actividades/controller/calendario_listas.php`\n`que=c_todas_sf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do por oficinas (calendario listas)</text:p>
          </table:table-cell>
          <table:table-cell office:value-type="string" calcext:value-type="string">
            <text:p>`apps/actividades/controller/calendario_listas.php`\n`que=o_todas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do oficina propia (calendario listas)</text:p>
          </table:table-cell>
          <table:table-cell office:value-type="string" calcext:value-type="string">
            <text:p>`apps/actividades/controller/calendario_listas.php`\n`que=o_actual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definir tarifa (Tarifa actividades)</text:p>
          </table:table-cell>
          <table:table-cell office:value-type="string" calcext:value-type="string">
            <text:p>`apps/actividadtarifas/controller/tarifa_actividad.php`</text:p>
          </table:table-cell>
          <table:table-cell office:value-type="string" calcext:value-type="string">
            <text:p>[[actividadtarifas/mapa_tarifa_activida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arifa &lt;-&gt; tipo de actividad (Tipo tarifa)</text:p>
          </table:table-cell>
          <table:table-cell office:value-type="string" calcext:value-type="string">
            <text:p>`apps/actividadtarifas/controller/tarifa_tipo_actividad.php`</text:p>
          </table:table-cell>
          <table:table-cell office:value-type="string" calcext:value-type="string">
            <text:p>[[actividadtarifas/mapa_tarifa_tipo_activida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rifas por casa y año (actividad Tarifa Ubi)</text:p>
          </table:table-cell>
          <table:table-cell office:value-type="string" calcext:value-type="string">
            <text:p>`apps/actividadtarifas/controller/tarifa_ubi.php`</text:p>
          </table:table-cell>
          <table:table-cell office:value-type="string" calcext:value-type="string">
            <text:p>[[actividadtarifas/mapa_tarifa_ubi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revisión económica (Ubi resumen ec)</text:p>
          </table:table-cell>
          <table:table-cell office:value-type="string" calcext:value-type="string">
            <text:p>`apps/casas/controller/calendario_ubi_resumen.php`</text:p>
          </table:table-cell>
          <table:table-cell office:value-type="string" calcext:value-type="string">
            <text:p>[[casas/mapa_calendario_ubi_resumen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evisión asistentes (prevision asistentes)</text:p>
          </table:table-cell>
          <table:table-cell office:value-type="string" calcext:value-type="string">
            <text:p>`apps/casas/controller/prevision_asistentes.php`</text:p>
          </table:table-cell>
          <table:table-cell office:value-type="string" calcext:value-type="string">
            <text:p>[[casas/mapa_prevision_asistente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6:08:12.4281411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3-02T21:59:30.097347672</dc:date>
    <meta:editing-duration>P4DT5H56M55S</meta:editing-duration>
    <meta:editing-cycles>4</meta:editing-cycles>
    <meta:document-statistic meta:table-count="13" meta:cell-count="3488" meta:object-count="0"/>
  </office:meta>
</office:document-meta>
</file>